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2" table:default-cell-style-name="ce3"/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>
            <text:p>pressure</text:p>
          </table:table-cell>
          <table:table-cell office:value-type="string">
            <text:p>temperature</text:p>
          </table:table-cell>
          <table:table-cell office:value-type="string">
            <text:p>specific_volume_liquid</text:p>
          </table:table-cell>
          <table:table-cell office:value-type="string">
            <text:p>specific_volume_gas</text:p>
          </table:table-cell>
          <table:table-cell office:value-type="string">
            <text:p>internal_energy_liquid</text:p>
          </table:table-cell>
          <table:table-cell office:value-type="string">
            <text:p>internal_energy_gas</text:p>
          </table:table-cell>
          <table:table-cell office:value-type="string">
            <text:p>enthalpy_liquid</text:p>
          </table:table-cell>
          <table:table-cell office:value-type="string">
            <text:p>vaporization</text:p>
          </table:table-cell>
          <table:table-cell office:value-type="string">
            <text:p>enthalpy_gas</text:p>
          </table:table-cell>
          <table:table-cell office:value-type="string">
            <text:p>entropy_liquid</text:p>
          </table:table-cell>
          <table:table-cell office:value-type="string">
            <text:p>entropy_gas</text:p>
          </table:table-cell>
        </table:table-row>
        <table:table-row table:style-name="ro1">
          <table:table-cell office:value-type="float" office:value="0.00611">
            <text:p>0.00611</text:p>
          </table:table-cell>
          <table:table-cell office:value-type="float" office:value="0.01">
            <text:p>0.01</text:p>
          </table:table-cell>
          <table:table-cell office:value-type="float" office:value="0.0010002">
            <text:p>0.0010002</text:p>
          </table:table-cell>
          <table:table-cell office:value-type="float" office:value="206.136">
            <text:p>206.136</text:p>
          </table:table-cell>
          <table:table-cell office:value-type="float" office:value="0">
            <text:p>0.00</text:p>
          </table:table-cell>
          <table:table-cell office:value-type="float" office:value="2375.3">
            <text:p>2375.3</text:p>
          </table:table-cell>
          <table:table-cell office:value-type="float" office:value="0.01">
            <text:p>0.01</text:p>
          </table:table-cell>
          <table:table-cell office:value-type="float" office:value="2501.3">
            <text:p>2501.3</text:p>
          </table:table-cell>
          <table:table-cell office:value-type="float" office:value="2501.4">
            <text:p>2501.4</text:p>
          </table:table-cell>
          <table:table-cell office:value-type="float" office:value="0">
            <text:p>0.0000</text:p>
          </table:table-cell>
          <table:table-cell office:value-type="float" office:value="9.1562">
            <text:p>9.1562</text:p>
          </table:table-cell>
        </table:table-row>
        <table:table-row table:style-name="ro1">
          <table:table-cell office:value-type="float" office:value="0.00813">
            <text:p>0.00813</text:p>
          </table:table-cell>
          <table:table-cell office:value-type="float" office:value="4">
            <text:p>4</text:p>
          </table:table-cell>
          <table:table-cell office:value-type="float" office:value="0.0010001">
            <text:p>0.0010001</text:p>
          </table:table-cell>
          <table:table-cell office:value-type="float" office:value="157.232">
            <text:p>157.232</text:p>
          </table:table-cell>
          <table:table-cell office:value-type="float" office:value="16.77">
            <text:p>16.77</text:p>
          </table:table-cell>
          <table:table-cell office:value-type="float" office:value="2380.9">
            <text:p>2380.9</text:p>
          </table:table-cell>
          <table:table-cell office:value-type="float" office:value="16.78">
            <text:p>16.78</text:p>
          </table:table-cell>
          <table:table-cell office:value-type="float" office:value="2491.9">
            <text:p>2491.9</text:p>
          </table:table-cell>
          <table:table-cell office:value-type="float" office:value="2508.7">
            <text:p>2508.7</text:p>
          </table:table-cell>
          <table:table-cell office:value-type="float" office:value="0.061">
            <text:p>0.0610</text:p>
          </table:table-cell>
          <table:table-cell office:value-type="float" office:value="9.0514">
            <text:p>9.0514</text:p>
          </table:table-cell>
        </table:table-row>
        <table:table-row table:style-name="ro1">
          <table:table-cell office:value-type="float" office:value="0.00872">
            <text:p>0.00872</text:p>
          </table:table-cell>
          <table:table-cell office:value-type="float" office:value="5">
            <text:p>5</text:p>
          </table:table-cell>
          <table:table-cell office:value-type="float" office:value="0.0010001">
            <text:p>0.0010001</text:p>
          </table:table-cell>
          <table:table-cell office:value-type="float" office:value="147.12">
            <text:p>147.12</text:p>
          </table:table-cell>
          <table:table-cell office:value-type="float" office:value="20.97">
            <text:p>20.97</text:p>
          </table:table-cell>
          <table:table-cell office:value-type="float" office:value="2382.3">
            <text:p>2382.3</text:p>
          </table:table-cell>
          <table:table-cell office:value-type="float" office:value="20.98">
            <text:p>20.98</text:p>
          </table:table-cell>
          <table:table-cell office:value-type="float" office:value="2489.6">
            <text:p>2489.6</text:p>
          </table:table-cell>
          <table:table-cell office:value-type="float" office:value="2510.6">
            <text:p>2510.6</text:p>
          </table:table-cell>
          <table:table-cell office:value-type="float" office:value="0.0761">
            <text:p>0.0761</text:p>
          </table:table-cell>
          <table:table-cell office:value-type="float" office:value="9.0257">
            <text:p>9.0257</text:p>
          </table:table-cell>
        </table:table-row>
        <table:table-row table:style-name="ro1">
          <table:table-cell office:value-type="float" office:value="0.00935">
            <text:p>0.00935</text:p>
          </table:table-cell>
          <table:table-cell office:value-type="float" office:value="6">
            <text:p>6</text:p>
          </table:table-cell>
          <table:table-cell office:value-type="float" office:value="0.0010001">
            <text:p>0.0010001</text:p>
          </table:table-cell>
          <table:table-cell office:value-type="float" office:value="137.734">
            <text:p>137.734</text:p>
          </table:table-cell>
          <table:table-cell office:value-type="float" office:value="25.19">
            <text:p>25.19</text:p>
          </table:table-cell>
          <table:table-cell office:value-type="float" office:value="2383.6">
            <text:p>2383.6</text:p>
          </table:table-cell>
          <table:table-cell office:value-type="float" office:value="25.2">
            <text:p>25.20</text:p>
          </table:table-cell>
          <table:table-cell office:value-type="float" office:value="2487.2">
            <text:p>2487.2</text:p>
          </table:table-cell>
          <table:table-cell office:value-type="float" office:value="2512.4">
            <text:p>2512.4</text:p>
          </table:table-cell>
          <table:table-cell office:value-type="float" office:value="0.0912">
            <text:p>0.0912</text:p>
          </table:table-cell>
          <table:table-cell office:value-type="float" office:value="9.0003">
            <text:p>9.0003</text:p>
          </table:table-cell>
        </table:table-row>
        <table:table-row table:style-name="ro1">
          <table:table-cell office:value-type="float" office:value="0.01072">
            <text:p>0.01072</text:p>
          </table:table-cell>
          <table:table-cell office:value-type="float" office:value="8">
            <text:p>8</text:p>
          </table:table-cell>
          <table:table-cell office:value-type="float" office:value="0.0010002">
            <text:p>0.0010002</text:p>
          </table:table-cell>
          <table:table-cell office:value-type="float" office:value="120.917">
            <text:p>120.917</text:p>
          </table:table-cell>
          <table:table-cell office:value-type="float" office:value="33.59">
            <text:p>33.59</text:p>
          </table:table-cell>
          <table:table-cell office:value-type="float" office:value="2386.4">
            <text:p>2386.4</text:p>
          </table:table-cell>
          <table:table-cell office:value-type="float" office:value="33.6">
            <text:p>33.60</text:p>
          </table:table-cell>
          <table:table-cell office:value-type="float" office:value="2482.5">
            <text:p>2482.5</text:p>
          </table:table-cell>
          <table:table-cell office:value-type="float" office:value="2516.1">
            <text:p>2516.1</text:p>
          </table:table-cell>
          <table:table-cell office:value-type="float" office:value="0.1212">
            <text:p>0.1212</text:p>
          </table:table-cell>
          <table:table-cell office:value-type="float" office:value="8.9501">
            <text:p>8.9501</text:p>
          </table:table-cell>
        </table:table-row>
        <table:table-row table:style-name="ro1">
          <table:table-cell office:value-type="float" office:value="0.01228">
            <text:p>0.01228</text:p>
          </table:table-cell>
          <table:table-cell office:value-type="float" office:value="10">
            <text:p>10</text:p>
          </table:table-cell>
          <table:table-cell office:value-type="float" office:value="0.0010004">
            <text:p>0.0010004</text:p>
          </table:table-cell>
          <table:table-cell office:value-type="float" office:value="106.379">
            <text:p>106.379</text:p>
          </table:table-cell>
          <table:table-cell office:value-type="float" office:value="42">
            <text:p>42.00</text:p>
          </table:table-cell>
          <table:table-cell office:value-type="float" office:value="2389.2">
            <text:p>2389.2</text:p>
          </table:table-cell>
          <table:table-cell office:value-type="float" office:value="42.01">
            <text:p>42.01</text:p>
          </table:table-cell>
          <table:table-cell office:value-type="float" office:value="2477.7">
            <text:p>2477.7</text:p>
          </table:table-cell>
          <table:table-cell office:value-type="float" office:value="2519.8">
            <text:p>2519.8</text:p>
          </table:table-cell>
          <table:table-cell office:value-type="float" office:value="0.151">
            <text:p>0.1510</text:p>
          </table:table-cell>
          <table:table-cell office:value-type="float" office:value="8.9008">
            <text:p>8.9008</text:p>
          </table:table-cell>
        </table:table-row>
        <table:table-row table:style-name="ro1">
          <table:table-cell office:value-type="float" office:value="0.01312">
            <text:p>0.01312</text:p>
          </table:table-cell>
          <table:table-cell office:value-type="float" office:value="11">
            <text:p>11</text:p>
          </table:table-cell>
          <table:table-cell office:value-type="float" office:value="0.0010004">
            <text:p>0.0010004</text:p>
          </table:table-cell>
          <table:table-cell office:value-type="float" office:value="99.857">
            <text:p>99.857</text:p>
          </table:table-cell>
          <table:table-cell office:value-type="float" office:value="46.2">
            <text:p>46.20</text:p>
          </table:table-cell>
          <table:table-cell office:value-type="float" office:value="2390.5">
            <text:p>2390.5</text:p>
          </table:table-cell>
          <table:table-cell office:value-type="float" office:value="46.2">
            <text:p>46.20</text:p>
          </table:table-cell>
          <table:table-cell office:value-type="float" office:value="2475.4">
            <text:p>2475.4</text:p>
          </table:table-cell>
          <table:table-cell office:value-type="float" office:value="2521.6">
            <text:p>2521.6</text:p>
          </table:table-cell>
          <table:table-cell office:value-type="float" office:value="0.1658">
            <text:p>0.1658</text:p>
          </table:table-cell>
          <table:table-cell office:value-type="float" office:value="8.8765">
            <text:p>8.8765</text:p>
          </table:table-cell>
        </table:table-row>
        <table:table-row table:style-name="ro1">
          <table:table-cell office:value-type="float" office:value="0.01402">
            <text:p>0.01402</text:p>
          </table:table-cell>
          <table:table-cell office:value-type="float" office:value="12">
            <text:p>12</text:p>
          </table:table-cell>
          <table:table-cell office:value-type="float" office:value="0.0010005">
            <text:p>0.0010005</text:p>
          </table:table-cell>
          <table:table-cell office:value-type="float" office:value="93.784">
            <text:p>93.784</text:p>
          </table:table-cell>
          <table:table-cell office:value-type="float" office:value="50.41">
            <text:p>50.41</text:p>
          </table:table-cell>
          <table:table-cell office:value-type="float" office:value="2391.9">
            <text:p>2391.9</text:p>
          </table:table-cell>
          <table:table-cell office:value-type="float" office:value="50.41">
            <text:p>50.41</text:p>
          </table:table-cell>
          <table:table-cell office:value-type="float" office:value="2473">
            <text:p>2473.0</text:p>
          </table:table-cell>
          <table:table-cell office:value-type="float" office:value="2523.4">
            <text:p>2523.4</text:p>
          </table:table-cell>
          <table:table-cell office:value-type="float" office:value="0.1806">
            <text:p>0.1806</text:p>
          </table:table-cell>
          <table:table-cell office:value-type="float" office:value="8.8524">
            <text:p>8.8524</text:p>
          </table:table-cell>
        </table:table-row>
        <table:table-row table:style-name="ro1">
          <table:table-cell office:value-type="float" office:value="0.01497">
            <text:p>0.01497</text:p>
          </table:table-cell>
          <table:table-cell office:value-type="float" office:value="13">
            <text:p>13</text:p>
          </table:table-cell>
          <table:table-cell office:value-type="float" office:value="0.0010007">
            <text:p>0.0010007</text:p>
          </table:table-cell>
          <table:table-cell office:value-type="float" office:value="88.124">
            <text:p>88.124</text:p>
          </table:table-cell>
          <table:table-cell office:value-type="float" office:value="54.6">
            <text:p>54.60</text:p>
          </table:table-cell>
          <table:table-cell office:value-type="float" office:value="2393.3">
            <text:p>2393.3</text:p>
          </table:table-cell>
          <table:table-cell office:value-type="float" office:value="54.6">
            <text:p>54.60</text:p>
          </table:table-cell>
          <table:table-cell office:value-type="float" office:value="2470.7">
            <text:p>2470.7</text:p>
          </table:table-cell>
          <table:table-cell office:value-type="float" office:value="2525.3">
            <text:p>2525.3</text:p>
          </table:table-cell>
          <table:table-cell office:value-type="float" office:value="0.1953">
            <text:p>0.1953</text:p>
          </table:table-cell>
          <table:table-cell office:value-type="float" office:value="8.8285">
            <text:p>8.8285</text:p>
          </table:table-cell>
        </table:table-row>
        <table:table-row table:style-name="ro1">
          <table:table-cell office:value-type="float" office:value="0.01598">
            <text:p>0.01598</text:p>
          </table:table-cell>
          <table:table-cell office:value-type="float" office:value="14">
            <text:p>14</text:p>
          </table:table-cell>
          <table:table-cell office:value-type="float" office:value="0.0010008">
            <text:p>0.0010008</text:p>
          </table:table-cell>
          <table:table-cell office:value-type="float" office:value="82.848">
            <text:p>82.848</text:p>
          </table:table-cell>
          <table:table-cell office:value-type="float" office:value="58.79">
            <text:p>58.79</text:p>
          </table:table-cell>
          <table:table-cell office:value-type="float" office:value="2394.7">
            <text:p>2394.7</text:p>
          </table:table-cell>
          <table:table-cell office:value-type="float" office:value="58.8">
            <text:p>58.80</text:p>
          </table:table-cell>
          <table:table-cell office:value-type="float" office:value="2468.3">
            <text:p>2468.3</text:p>
          </table:table-cell>
          <table:table-cell office:value-type="float" office:value="2527.1">
            <text:p>2527.1</text:p>
          </table:table-cell>
          <table:table-cell office:value-type="float" office:value="0.2099">
            <text:p>0.2099</text:p>
          </table:table-cell>
          <table:table-cell office:value-type="float" office:value="8.8048">
            <text:p>8.8048</text:p>
          </table:table-cell>
        </table:table-row>
        <table:table-row table:style-name="ro1">
          <table:table-cell office:value-type="float" office:value="0.01705">
            <text:p>0.01705</text:p>
          </table:table-cell>
          <table:table-cell office:value-type="float" office:value="15">
            <text:p>15</text:p>
          </table:table-cell>
          <table:table-cell office:value-type="float" office:value="0.0010009">
            <text:p>0.0010009</text:p>
          </table:table-cell>
          <table:table-cell office:value-type="float" office:value="77.926">
            <text:p>77.926</text:p>
          </table:table-cell>
          <table:table-cell office:value-type="float" office:value="62.99">
            <text:p>62.99</text:p>
          </table:table-cell>
          <table:table-cell office:value-type="float" office:value="2396.1">
            <text:p>2396.1</text:p>
          </table:table-cell>
          <table:table-cell office:value-type="float" office:value="62.99">
            <text:p>62.99</text:p>
          </table:table-cell>
          <table:table-cell office:value-type="float" office:value="2465.9">
            <text:p>2465.9</text:p>
          </table:table-cell>
          <table:table-cell office:value-type="float" office:value="2528.9">
            <text:p>2528.9</text:p>
          </table:table-cell>
          <table:table-cell office:value-type="float" office:value="0.2245">
            <text:p>0.2245</text:p>
          </table:table-cell>
          <table:table-cell office:value-type="float" office:value="8.7814">
            <text:p>8.7814</text:p>
          </table:table-cell>
        </table:table-row>
        <table:table-row table:style-name="ro1">
          <table:table-cell office:value-type="float" office:value="0.01818">
            <text:p>0.01818</text:p>
          </table:table-cell>
          <table:table-cell office:value-type="float" office:value="16">
            <text:p>16</text:p>
          </table:table-cell>
          <table:table-cell office:value-type="float" office:value="0.0010011">
            <text:p>0.0010011</text:p>
          </table:table-cell>
          <table:table-cell office:value-type="float" office:value="73.333">
            <text:p>73.333</text:p>
          </table:table-cell>
          <table:table-cell office:value-type="float" office:value="67.18">
            <text:p>67.18</text:p>
          </table:table-cell>
          <table:table-cell office:value-type="float" office:value="2397.4">
            <text:p>2397.4</text:p>
          </table:table-cell>
          <table:table-cell office:value-type="float" office:value="67.19">
            <text:p>67.19</text:p>
          </table:table-cell>
          <table:table-cell office:value-type="float" office:value="2463.6">
            <text:p>2463.6</text:p>
          </table:table-cell>
          <table:table-cell office:value-type="float" office:value="2530.8">
            <text:p>2530.8</text:p>
          </table:table-cell>
          <table:table-cell office:value-type="float" office:value="0.239">
            <text:p>0.2390</text:p>
          </table:table-cell>
          <table:table-cell office:value-type="float" office:value="8.7582">
            <text:p>8.7582</text:p>
          </table:table-cell>
        </table:table-row>
        <table:table-row table:style-name="ro1">
          <table:table-cell office:value-type="float" office:value="0.01938">
            <text:p>0.01938</text:p>
          </table:table-cell>
          <table:table-cell office:value-type="float" office:value="17">
            <text:p>17</text:p>
          </table:table-cell>
          <table:table-cell office:value-type="float" office:value="0.0010012">
            <text:p>0.0010012</text:p>
          </table:table-cell>
          <table:table-cell office:value-type="float" office:value="69.044">
            <text:p>69.044</text:p>
          </table:table-cell>
          <table:table-cell office:value-type="float" office:value="71.38">
            <text:p>71.38</text:p>
          </table:table-cell>
          <table:table-cell office:value-type="float" office:value="2398.8">
            <text:p>2398.8</text:p>
          </table:table-cell>
          <table:table-cell office:value-type="float" office:value="71.38">
            <text:p>71.38</text:p>
          </table:table-cell>
          <table:table-cell office:value-type="float" office:value="2461.2">
            <text:p>2461.2</text:p>
          </table:table-cell>
          <table:table-cell office:value-type="float" office:value="2532.6">
            <text:p>2532.6</text:p>
          </table:table-cell>
          <table:table-cell office:value-type="float" office:value="0.2535">
            <text:p>0.2535</text:p>
          </table:table-cell>
          <table:table-cell office:value-type="float" office:value="8.7351">
            <text:p>8.7351</text:p>
          </table:table-cell>
        </table:table-row>
        <table:table-row table:style-name="ro1">
          <table:table-cell office:value-type="float" office:value="0.02064">
            <text:p>0.02064</text:p>
          </table:table-cell>
          <table:table-cell office:value-type="float" office:value="18">
            <text:p>18</text:p>
          </table:table-cell>
          <table:table-cell office:value-type="float" office:value="0.0010014">
            <text:p>0.0010014</text:p>
          </table:table-cell>
          <table:table-cell office:value-type="float" office:value="65.038">
            <text:p>65.038</text:p>
          </table:table-cell>
          <table:table-cell office:value-type="float" office:value="75.57">
            <text:p>75.57</text:p>
          </table:table-cell>
          <table:table-cell office:value-type="float" office:value="2400.2">
            <text:p>2400.2</text:p>
          </table:table-cell>
          <table:table-cell office:value-type="float" office:value="75.58">
            <text:p>75.58</text:p>
          </table:table-cell>
          <table:table-cell office:value-type="float" office:value="2458.8">
            <text:p>2458.8</text:p>
          </table:table-cell>
          <table:table-cell office:value-type="float" office:value="2534.4">
            <text:p>2534.4</text:p>
          </table:table-cell>
          <table:table-cell office:value-type="float" office:value="0.2679">
            <text:p>0.2679</text:p>
          </table:table-cell>
          <table:table-cell office:value-type="float" office:value="8.7123">
            <text:p>8.7123</text:p>
          </table:table-cell>
        </table:table-row>
        <table:table-row table:style-name="ro1">
          <table:table-cell office:value-type="float" office:value="0.02198">
            <text:p>0.02198</text:p>
          </table:table-cell>
          <table:table-cell office:value-type="float" office:value="19">
            <text:p>19</text:p>
          </table:table-cell>
          <table:table-cell office:value-type="float" office:value="0.0010016">
            <text:p>0.0010016</text:p>
          </table:table-cell>
          <table:table-cell office:value-type="float" office:value="61.293">
            <text:p>61.293</text:p>
          </table:table-cell>
          <table:table-cell office:value-type="float" office:value="79.76">
            <text:p>79.76</text:p>
          </table:table-cell>
          <table:table-cell office:value-type="float" office:value="2401.6">
            <text:p>2401.6</text:p>
          </table:table-cell>
          <table:table-cell office:value-type="float" office:value="79.77">
            <text:p>79.77</text:p>
          </table:table-cell>
          <table:table-cell office:value-type="float" office:value="2456.5">
            <text:p>2456.5</text:p>
          </table:table-cell>
          <table:table-cell office:value-type="float" office:value="2536.2">
            <text:p>2536.2</text:p>
          </table:table-cell>
          <table:table-cell office:value-type="float" office:value="0.2823">
            <text:p>0.2823</text:p>
          </table:table-cell>
          <table:table-cell office:value-type="float" office:value="8.6897">
            <text:p>8.6897</text:p>
          </table:table-cell>
        </table:table-row>
        <table:table-row table:style-name="ro1">
          <table:table-cell office:value-type="float" office:value="0.02339">
            <text:p>0.02339</text:p>
          </table:table-cell>
          <table:table-cell office:value-type="float" office:value="20">
            <text:p>20</text:p>
          </table:table-cell>
          <table:table-cell office:value-type="float" office:value="0.0010018">
            <text:p>0.0010018</text:p>
          </table:table-cell>
          <table:table-cell office:value-type="float" office:value="57.791">
            <text:p>57.791</text:p>
          </table:table-cell>
          <table:table-cell office:value-type="float" office:value="83.95">
            <text:p>83.95</text:p>
          </table:table-cell>
          <table:table-cell office:value-type="float" office:value="2402.9">
            <text:p>2402.9</text:p>
          </table:table-cell>
          <table:table-cell office:value-type="float" office:value="83.96">
            <text:p>83.96</text:p>
          </table:table-cell>
          <table:table-cell office:value-type="float" office:value="2454.1">
            <text:p>2454.1</text:p>
          </table:table-cell>
          <table:table-cell office:value-type="float" office:value="2538.1">
            <text:p>2538.1</text:p>
          </table:table-cell>
          <table:table-cell office:value-type="float" office:value="0.2966">
            <text:p>0.2966</text:p>
          </table:table-cell>
          <table:table-cell office:value-type="float" office:value="8.6672">
            <text:p>8.6672</text:p>
          </table:table-cell>
        </table:table-row>
        <table:table-row table:style-name="ro1">
          <table:table-cell office:value-type="float" office:value="0.02487">
            <text:p>0.02487</text:p>
          </table:table-cell>
          <table:table-cell office:value-type="float" office:value="21">
            <text:p>21</text:p>
          </table:table-cell>
          <table:table-cell office:value-type="float" office:value="0.001002">
            <text:p>0.0010020</text:p>
          </table:table-cell>
          <table:table-cell office:value-type="float" office:value="54.514">
            <text:p>54.514</text:p>
          </table:table-cell>
          <table:table-cell office:value-type="float" office:value="88.14">
            <text:p>88.14</text:p>
          </table:table-cell>
          <table:table-cell office:value-type="float" office:value="2404.3">
            <text:p>2404.3</text:p>
          </table:table-cell>
          <table:table-cell office:value-type="float" office:value="88.14">
            <text:p>88.14</text:p>
          </table:table-cell>
          <table:table-cell office:value-type="float" office:value="2451.8">
            <text:p>2451.8</text:p>
          </table:table-cell>
          <table:table-cell office:value-type="float" office:value="2539.9">
            <text:p>2539.9</text:p>
          </table:table-cell>
          <table:table-cell office:value-type="float" office:value="0.3109">
            <text:p>0.3109</text:p>
          </table:table-cell>
          <table:table-cell office:value-type="float" office:value="8.645">
            <text:p>8.6450</text:p>
          </table:table-cell>
        </table:table-row>
        <table:table-row table:style-name="ro1">
          <table:table-cell office:value-type="float" office:value="0.02645">
            <text:p>0.02645</text:p>
          </table:table-cell>
          <table:table-cell office:value-type="float" office:value="22">
            <text:p>22</text:p>
          </table:table-cell>
          <table:table-cell office:value-type="float" office:value="0.0010022">
            <text:p>0.0010022</text:p>
          </table:table-cell>
          <table:table-cell office:value-type="float" office:value="51.447">
            <text:p>51.447</text:p>
          </table:table-cell>
          <table:table-cell office:value-type="float" office:value="92.32">
            <text:p>92.32</text:p>
          </table:table-cell>
          <table:table-cell office:value-type="float" office:value="2405.7">
            <text:p>2405.7</text:p>
          </table:table-cell>
          <table:table-cell office:value-type="float" office:value="92.33">
            <text:p>92.33</text:p>
          </table:table-cell>
          <table:table-cell office:value-type="float" office:value="2449.4">
            <text:p>2449.4</text:p>
          </table:table-cell>
          <table:table-cell office:value-type="float" office:value="2541.7">
            <text:p>2541.7</text:p>
          </table:table-cell>
          <table:table-cell office:value-type="float" office:value="0.3251">
            <text:p>0.3251</text:p>
          </table:table-cell>
          <table:table-cell office:value-type="float" office:value="8.6229">
            <text:p>8.6229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23">
            <text:p>23</text:p>
          </table:table-cell>
          <table:table-cell office:value-type="float" office:value="0.0010024">
            <text:p>0.0010024</text:p>
          </table:table-cell>
          <table:table-cell office:value-type="float" office:value="48.574">
            <text:p>48.574</text:p>
          </table:table-cell>
          <table:table-cell office:value-type="float" office:value="96.51">
            <text:p>96.51</text:p>
          </table:table-cell>
          <table:table-cell office:value-type="float" office:value="2407">
            <text:p>2407.0</text:p>
          </table:table-cell>
          <table:table-cell office:value-type="float" office:value="96.52">
            <text:p>96.52</text:p>
          </table:table-cell>
          <table:table-cell office:value-type="float" office:value="2447">
            <text:p>2447.0</text:p>
          </table:table-cell>
          <table:table-cell office:value-type="float" office:value="2543.5">
            <text:p>2543.5</text:p>
          </table:table-cell>
          <table:table-cell office:value-type="float" office:value="0.3393">
            <text:p>0.3393</text:p>
          </table:table-cell>
          <table:table-cell office:value-type="float" office:value="8.6011">
            <text:p>8.6011</text:p>
          </table:table-cell>
        </table:table-row>
        <table:table-row table:style-name="ro1">
          <table:table-cell office:value-type="float" office:value="0.02985">
            <text:p>0.02985</text:p>
          </table:table-cell>
          <table:table-cell office:value-type="float" office:value="24">
            <text:p>24</text:p>
          </table:table-cell>
          <table:table-cell office:value-type="float" office:value="0.0010027">
            <text:p>0.0010027</text:p>
          </table:table-cell>
          <table:table-cell office:value-type="float" office:value="45.883">
            <text:p>45.883</text:p>
          </table:table-cell>
          <table:table-cell office:value-type="float" office:value="100.7">
            <text:p>100.70</text:p>
          </table:table-cell>
          <table:table-cell office:value-type="float" office:value="2408.4">
            <text:p>2408.4</text:p>
          </table:table-cell>
          <table:table-cell office:value-type="float" office:value="100.7">
            <text:p>100.70</text:p>
          </table:table-cell>
          <table:table-cell office:value-type="float" office:value="2444.7">
            <text:p>2444.7</text:p>
          </table:table-cell>
          <table:table-cell office:value-type="float" office:value="2545.4">
            <text:p>2545.4</text:p>
          </table:table-cell>
          <table:table-cell office:value-type="float" office:value="0.3534">
            <text:p>0.3534</text:p>
          </table:table-cell>
          <table:table-cell office:value-type="float" office:value="8.5794">
            <text:p>8.5794</text:p>
          </table:table-cell>
        </table:table-row>
        <table:table-row table:style-name="ro1">
          <table:table-cell office:value-type="float" office:value="0.03169">
            <text:p>0.03169</text:p>
          </table:table-cell>
          <table:table-cell office:value-type="float" office:value="25">
            <text:p>25</text:p>
          </table:table-cell>
          <table:table-cell office:value-type="float" office:value="0.0010029">
            <text:p>0.0010029</text:p>
          </table:table-cell>
          <table:table-cell office:value-type="float" office:value="43.36">
            <text:p>43.36</text:p>
          </table:table-cell>
          <table:table-cell office:value-type="float" office:value="104.88">
            <text:p>104.88</text:p>
          </table:table-cell>
          <table:table-cell office:value-type="float" office:value="2409.8">
            <text:p>2409.8</text:p>
          </table:table-cell>
          <table:table-cell office:value-type="float" office:value="104.89">
            <text:p>104.89</text:p>
          </table:table-cell>
          <table:table-cell office:value-type="float" office:value="2442.3">
            <text:p>2442.3</text:p>
          </table:table-cell>
          <table:table-cell office:value-type="float" office:value="2547.2">
            <text:p>2547.2</text:p>
          </table:table-cell>
          <table:table-cell office:value-type="float" office:value="0.3674">
            <text:p>0.3674</text:p>
          </table:table-cell>
          <table:table-cell office:value-type="float" office:value="8.558">
            <text:p>8.5580</text:p>
          </table:table-cell>
        </table:table-row>
        <table:table-row table:style-name="ro1">
          <table:table-cell office:value-type="float" office:value="0.03363">
            <text:p>0.03363</text:p>
          </table:table-cell>
          <table:table-cell office:value-type="float" office:value="26">
            <text:p>26</text:p>
          </table:table-cell>
          <table:table-cell office:value-type="float" office:value="0.0010032">
            <text:p>0.0010032</text:p>
          </table:table-cell>
          <table:table-cell office:value-type="float" office:value="40.994">
            <text:p>40.994</text:p>
          </table:table-cell>
          <table:table-cell office:value-type="float" office:value="109.06">
            <text:p>109.06</text:p>
          </table:table-cell>
          <table:table-cell office:value-type="float" office:value="2411.1">
            <text:p>2411.1</text:p>
          </table:table-cell>
          <table:table-cell office:value-type="float" office:value="109.07">
            <text:p>109.07</text:p>
          </table:table-cell>
          <table:table-cell office:value-type="float" office:value="2439.9">
            <text:p>2439.9</text:p>
          </table:table-cell>
          <table:table-cell office:value-type="float" office:value="2549">
            <text:p>2549.0</text:p>
          </table:table-cell>
          <table:table-cell office:value-type="float" office:value="0.3814">
            <text:p>0.3814</text:p>
          </table:table-cell>
          <table:table-cell office:value-type="float" office:value="8.5367">
            <text:p>8.5367</text:p>
          </table:table-cell>
        </table:table-row>
        <table:table-row table:style-name="ro1">
          <table:table-cell office:value-type="float" office:value="0.03567">
            <text:p>0.03567</text:p>
          </table:table-cell>
          <table:table-cell office:value-type="float" office:value="27">
            <text:p>27</text:p>
          </table:table-cell>
          <table:table-cell office:value-type="float" office:value="0.0010035">
            <text:p>0.0010035</text:p>
          </table:table-cell>
          <table:table-cell office:value-type="float" office:value="38.774">
            <text:p>38.774</text:p>
          </table:table-cell>
          <table:table-cell office:value-type="float" office:value="113.25">
            <text:p>113.25</text:p>
          </table:table-cell>
          <table:table-cell office:value-type="float" office:value="2412.5">
            <text:p>2412.5</text:p>
          </table:table-cell>
          <table:table-cell office:value-type="float" office:value="113.25">
            <text:p>113.25</text:p>
          </table:table-cell>
          <table:table-cell office:value-type="float" office:value="2437.6">
            <text:p>2437.6</text:p>
          </table:table-cell>
          <table:table-cell office:value-type="float" office:value="2550.8">
            <text:p>2550.8</text:p>
          </table:table-cell>
          <table:table-cell office:value-type="float" office:value="0.3954">
            <text:p>0.3954</text:p>
          </table:table-cell>
          <table:table-cell office:value-type="float" office:value="8.5156">
            <text:p>8.5156</text:p>
          </table:table-cell>
        </table:table-row>
        <table:table-row table:style-name="ro1">
          <table:table-cell office:value-type="float" office:value="0.03782">
            <text:p>0.03782</text:p>
          </table:table-cell>
          <table:table-cell office:value-type="float" office:value="28">
            <text:p>28</text:p>
          </table:table-cell>
          <table:table-cell office:value-type="float" office:value="0.0010037">
            <text:p>0.0010037</text:p>
          </table:table-cell>
          <table:table-cell office:value-type="float" office:value="36.69">
            <text:p>36.69</text:p>
          </table:table-cell>
          <table:table-cell office:value-type="float" office:value="117.42">
            <text:p>117.42</text:p>
          </table:table-cell>
          <table:table-cell office:value-type="float" office:value="2413.9">
            <text:p>2413.9</text:p>
          </table:table-cell>
          <table:table-cell office:value-type="float" office:value="117.43">
            <text:p>117.43</text:p>
          </table:table-cell>
          <table:table-cell office:value-type="float" office:value="2435.2">
            <text:p>2435.2</text:p>
          </table:table-cell>
          <table:table-cell office:value-type="float" office:value="2552.6">
            <text:p>2552.6</text:p>
          </table:table-cell>
          <table:table-cell office:value-type="float" office:value="0.4093">
            <text:p>0.4093</text:p>
          </table:table-cell>
          <table:table-cell office:value-type="float" office:value="8.4946">
            <text:p>8.494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8.96">
            <text:p>28.96</text:p>
          </table:table-cell>
          <table:table-cell office:value-type="float" office:value="0.001004">
            <text:p>0.0010040</text:p>
          </table:table-cell>
          <table:table-cell office:value-type="float" office:value="34.8">
            <text:p>34.8</text:p>
          </table:table-cell>
          <table:table-cell office:value-type="float" office:value="121.45">
            <text:p>121.45</text:p>
          </table:table-cell>
          <table:table-cell office:value-type="float" office:value="2415.2">
            <text:p>2415.2</text:p>
          </table:table-cell>
          <table:table-cell office:value-type="float" office:value="121.46">
            <text:p>121.46</text:p>
          </table:table-cell>
          <table:table-cell office:value-type="float" office:value="2432.9">
            <text:p>2432.9</text:p>
          </table:table-cell>
          <table:table-cell office:value-type="float" office:value="2554.4">
            <text:p>2554.4</text:p>
          </table:table-cell>
          <table:table-cell office:value-type="float" office:value="0.4226">
            <text:p>0.4226</text:p>
          </table:table-cell>
          <table:table-cell office:value-type="float" office:value="8.4746">
            <text:p>8.4746</text:p>
          </table:table-cell>
        </table:table-row>
        <table:table-row table:style-name="ro1">
          <table:table-cell office:value-type="float" office:value="0.04008">
            <text:p>0.04008</text:p>
          </table:table-cell>
          <table:table-cell office:value-type="float" office:value="29">
            <text:p>29</text:p>
          </table:table-cell>
          <table:table-cell office:value-type="float" office:value="0.001004">
            <text:p>0.0010040</text:p>
          </table:table-cell>
          <table:table-cell office:value-type="float" office:value="34.733">
            <text:p>34.733</text:p>
          </table:table-cell>
          <table:table-cell office:value-type="float" office:value="121.6">
            <text:p>121.60</text:p>
          </table:table-cell>
          <table:table-cell office:value-type="float" office:value="2415.2">
            <text:p>2415.2</text:p>
          </table:table-cell>
          <table:table-cell office:value-type="float" office:value="121.61">
            <text:p>121.61</text:p>
          </table:table-cell>
          <table:table-cell office:value-type="float" office:value="2432.8">
            <text:p>2432.8</text:p>
          </table:table-cell>
          <table:table-cell office:value-type="float" office:value="2554.5">
            <text:p>2554.5</text:p>
          </table:table-cell>
          <table:table-cell office:value-type="float" office:value="0.4231">
            <text:p>0.4231</text:p>
          </table:table-cell>
          <table:table-cell office:value-type="float" office:value="8.4739">
            <text:p>8.4739</text:p>
          </table:table-cell>
        </table:table-row>
        <table:table-row table:style-name="ro1">
          <table:table-cell office:value-type="float" office:value="0.04246">
            <text:p>0.04246</text:p>
          </table:table-cell>
          <table:table-cell office:value-type="float" office:value="30">
            <text:p>30</text:p>
          </table:table-cell>
          <table:table-cell office:value-type="float" office:value="0.0010043">
            <text:p>0.0010043</text:p>
          </table:table-cell>
          <table:table-cell office:value-type="float" office:value="32.894">
            <text:p>32.894</text:p>
          </table:table-cell>
          <table:table-cell office:value-type="float" office:value="125.78">
            <text:p>125.78</text:p>
          </table:table-cell>
          <table:table-cell office:value-type="float" office:value="2416.6">
            <text:p>2416.6</text:p>
          </table:table-cell>
          <table:table-cell office:value-type="float" office:value="125.79">
            <text:p>125.79</text:p>
          </table:table-cell>
          <table:table-cell office:value-type="float" office:value="2430.5">
            <text:p>2430.5</text:p>
          </table:table-cell>
          <table:table-cell office:value-type="float" office:value="2556.3">
            <text:p>2556.3</text:p>
          </table:table-cell>
          <table:table-cell office:value-type="float" office:value="0.4369">
            <text:p>0.4369</text:p>
          </table:table-cell>
          <table:table-cell office:value-type="float" office:value="8.4533">
            <text:p>8.4533</text:p>
          </table:table-cell>
        </table:table-row>
        <table:table-row table:style-name="ro1">
          <table:table-cell office:value-type="float" office:value="0.04496">
            <text:p>0.04496</text:p>
          </table:table-cell>
          <table:table-cell office:value-type="float" office:value="31">
            <text:p>31</text:p>
          </table:table-cell>
          <table:table-cell office:value-type="float" office:value="0.0010046">
            <text:p>0.0010046</text:p>
          </table:table-cell>
          <table:table-cell office:value-type="float" office:value="31.165">
            <text:p>31.165</text:p>
          </table:table-cell>
          <table:table-cell office:value-type="float" office:value="129.96">
            <text:p>129.96</text:p>
          </table:table-cell>
          <table:table-cell office:value-type="float" office:value="2418">
            <text:p>2418.0</text:p>
          </table:table-cell>
          <table:table-cell office:value-type="float" office:value="129.97">
            <text:p>129.97</text:p>
          </table:table-cell>
          <table:table-cell office:value-type="float" office:value="2428.1">
            <text:p>2428.1</text:p>
          </table:table-cell>
          <table:table-cell office:value-type="float" office:value="2558.1">
            <text:p>2558.1</text:p>
          </table:table-cell>
          <table:table-cell office:value-type="float" office:value="0.4507">
            <text:p>0.4507</text:p>
          </table:table-cell>
          <table:table-cell office:value-type="float" office:value="8.4329">
            <text:p>8.4329</text:p>
          </table:table-cell>
        </table:table-row>
        <table:table-row table:style-name="ro1">
          <table:table-cell office:value-type="float" office:value="0.04759">
            <text:p>0.04759</text:p>
          </table:table-cell>
          <table:table-cell office:value-type="float" office:value="32">
            <text:p>32</text:p>
          </table:table-cell>
          <table:table-cell office:value-type="float" office:value="0.001005">
            <text:p>0.0010050</text:p>
          </table:table-cell>
          <table:table-cell office:value-type="float" office:value="29.54">
            <text:p>29.54</text:p>
          </table:table-cell>
          <table:table-cell office:value-type="float" office:value="134.14">
            <text:p>134.14</text:p>
          </table:table-cell>
          <table:table-cell office:value-type="float" office:value="2419.3">
            <text:p>2419.3</text:p>
          </table:table-cell>
          <table:table-cell office:value-type="float" office:value="134.15">
            <text:p>134.15</text:p>
          </table:table-cell>
          <table:table-cell office:value-type="float" office:value="2425.7">
            <text:p>2425.7</text:p>
          </table:table-cell>
          <table:table-cell office:value-type="float" office:value="2559.9">
            <text:p>2559.9</text:p>
          </table:table-cell>
          <table:table-cell office:value-type="float" office:value="0.4644">
            <text:p>0.4644</text:p>
          </table:table-cell>
          <table:table-cell office:value-type="float" office:value="8.4127">
            <text:p>8.4127</text:p>
          </table:table-cell>
        </table:table-row>
        <table:table-row table:style-name="ro1">
          <table:table-cell office:value-type="float" office:value="0.05034">
            <text:p>0.05034</text:p>
          </table:table-cell>
          <table:table-cell office:value-type="float" office:value="33">
            <text:p>33</text:p>
          </table:table-cell>
          <table:table-cell office:value-type="float" office:value="0.0010053">
            <text:p>0.0010053</text:p>
          </table:table-cell>
          <table:table-cell office:value-type="float" office:value="28.011">
            <text:p>28.011</text:p>
          </table:table-cell>
          <table:table-cell office:value-type="float" office:value="138.32">
            <text:p>138.32</text:p>
          </table:table-cell>
          <table:table-cell office:value-type="float" office:value="2420.7">
            <text:p>2420.7</text:p>
          </table:table-cell>
          <table:table-cell office:value-type="float" office:value="138.33">
            <text:p>138.33</text:p>
          </table:table-cell>
          <table:table-cell office:value-type="float" office:value="2423.4">
            <text:p>2423.4</text:p>
          </table:table-cell>
          <table:table-cell office:value-type="float" office:value="2561.7">
            <text:p>2561.7</text:p>
          </table:table-cell>
          <table:table-cell office:value-type="float" office:value="0.4781">
            <text:p>0.4781</text:p>
          </table:table-cell>
          <table:table-cell office:value-type="float" office:value="8.3927">
            <text:p>8.3927</text:p>
          </table:table-cell>
        </table:table-row>
        <table:table-row table:style-name="ro1">
          <table:table-cell office:value-type="float" office:value="0.05324">
            <text:p>0.05324</text:p>
          </table:table-cell>
          <table:table-cell office:value-type="float" office:value="34">
            <text:p>34</text:p>
          </table:table-cell>
          <table:table-cell office:value-type="float" office:value="0.0010056">
            <text:p>0.0010056</text:p>
          </table:table-cell>
          <table:table-cell office:value-type="float" office:value="26.571">
            <text:p>26.571</text:p>
          </table:table-cell>
          <table:table-cell office:value-type="float" office:value="142.5">
            <text:p>142.50</text:p>
          </table:table-cell>
          <table:table-cell office:value-type="float" office:value="2422">
            <text:p>2422.0</text:p>
          </table:table-cell>
          <table:table-cell office:value-type="float" office:value="142.5">
            <text:p>142.50</text:p>
          </table:table-cell>
          <table:table-cell office:value-type="float" office:value="2421">
            <text:p>2421.0</text:p>
          </table:table-cell>
          <table:table-cell office:value-type="float" office:value="2563.5">
            <text:p>2563.5</text:p>
          </table:table-cell>
          <table:table-cell office:value-type="float" office:value="0.4917">
            <text:p>0.4917</text:p>
          </table:table-cell>
          <table:table-cell office:value-type="float" office:value="8.3728">
            <text:p>8.3728</text:p>
          </table:table-cell>
        </table:table-row>
        <table:table-row table:style-name="ro1">
          <table:table-cell office:value-type="float" office:value="0.05628">
            <text:p>0.05628</text:p>
          </table:table-cell>
          <table:table-cell office:value-type="float" office:value="35">
            <text:p>35</text:p>
          </table:table-cell>
          <table:table-cell office:value-type="float" office:value="0.001006">
            <text:p>0.0010060</text:p>
          </table:table-cell>
          <table:table-cell office:value-type="float" office:value="25.216">
            <text:p>25.216</text:p>
          </table:table-cell>
          <table:table-cell office:value-type="float" office:value="146.67">
            <text:p>146.67</text:p>
          </table:table-cell>
          <table:table-cell office:value-type="float" office:value="2423.4">
            <text:p>2423.4</text:p>
          </table:table-cell>
          <table:table-cell office:value-type="float" office:value="146.68">
            <text:p>146.68</text:p>
          </table:table-cell>
          <table:table-cell office:value-type="float" office:value="2418.6">
            <text:p>2418.6</text:p>
          </table:table-cell>
          <table:table-cell office:value-type="float" office:value="2565.3">
            <text:p>2565.3</text:p>
          </table:table-cell>
          <table:table-cell office:value-type="float" office:value="0.5053">
            <text:p>0.5053</text:p>
          </table:table-cell>
          <table:table-cell office:value-type="float" office:value="8.3531">
            <text:p>8.3531</text:p>
          </table:table-cell>
        </table:table-row>
        <table:table-row table:style-name="ro1">
          <table:table-cell office:value-type="float" office:value="0.05947">
            <text:p>0.05947</text:p>
          </table:table-cell>
          <table:table-cell office:value-type="float" office:value="36">
            <text:p>36</text:p>
          </table:table-cell>
          <table:table-cell office:value-type="float" office:value="0.0010063">
            <text:p>0.0010063</text:p>
          </table:table-cell>
          <table:table-cell office:value-type="float" office:value="23.94">
            <text:p>23.94</text:p>
          </table:table-cell>
          <table:table-cell office:value-type="float" office:value="150.85">
            <text:p>150.85</text:p>
          </table:table-cell>
          <table:table-cell office:value-type="float" office:value="2424.7">
            <text:p>2424.7</text:p>
          </table:table-cell>
          <table:table-cell office:value-type="float" office:value="150.86">
            <text:p>150.86</text:p>
          </table:table-cell>
          <table:table-cell office:value-type="float" office:value="2416.2">
            <text:p>2416.2</text:p>
          </table:table-cell>
          <table:table-cell office:value-type="float" office:value="2567.1">
            <text:p>2567.1</text:p>
          </table:table-cell>
          <table:table-cell office:value-type="float" office:value="0.5188">
            <text:p>0.5188</text:p>
          </table:table-cell>
          <table:table-cell office:value-type="float" office:value="8.3336">
            <text:p>8.333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6.16">
            <text:p>36.16</text:p>
          </table:table-cell>
          <table:table-cell office:value-type="float" office:value="0.0010064">
            <text:p>0.0010064</text:p>
          </table:table-cell>
          <table:table-cell office:value-type="float" office:value="23.739">
            <text:p>23.739</text:p>
          </table:table-cell>
          <table:table-cell office:value-type="float" office:value="151.53">
            <text:p>151.53</text:p>
          </table:table-cell>
          <table:table-cell office:value-type="float" office:value="2425">
            <text:p>2425.0</text:p>
          </table:table-cell>
          <table:table-cell office:value-type="float" office:value="151.53">
            <text:p>151.53</text:p>
          </table:table-cell>
          <table:table-cell office:value-type="float" office:value="2415.9">
            <text:p>2415.9</text:p>
          </table:table-cell>
          <table:table-cell office:value-type="float" office:value="2567.4">
            <text:p>2567.4</text:p>
          </table:table-cell>
          <table:table-cell office:value-type="float" office:value="0.521">
            <text:p>0.5210</text:p>
          </table:table-cell>
          <table:table-cell office:value-type="float" office:value="8.3304">
            <text:p>8.3304</text:p>
          </table:table-cell>
        </table:table-row>
        <table:table-row table:style-name="ro1">
          <table:table-cell office:value-type="float" office:value="0.06632">
            <text:p>0.06632</text:p>
          </table:table-cell>
          <table:table-cell office:value-type="float" office:value="38">
            <text:p>38</text:p>
          </table:table-cell>
          <table:table-cell office:value-type="float" office:value="0.0010071">
            <text:p>0.0010071</text:p>
          </table:table-cell>
          <table:table-cell office:value-type="float" office:value="21.602">
            <text:p>21.602</text:p>
          </table:table-cell>
          <table:table-cell office:value-type="float" office:value="159.2">
            <text:p>159.20</text:p>
          </table:table-cell>
          <table:table-cell office:value-type="float" office:value="2427.4">
            <text:p>2427.4</text:p>
          </table:table-cell>
          <table:table-cell office:value-type="float" office:value="159.21">
            <text:p>159.21</text:p>
          </table:table-cell>
          <table:table-cell office:value-type="float" office:value="2411.5">
            <text:p>2411.5</text:p>
          </table:table-cell>
          <table:table-cell office:value-type="float" office:value="2570.7">
            <text:p>2570.7</text:p>
          </table:table-cell>
          <table:table-cell office:value-type="float" office:value="0.5458">
            <text:p>0.5458</text:p>
          </table:table-cell>
          <table:table-cell office:value-type="float" office:value="8.295">
            <text:p>8.2950</text:p>
          </table:table-cell>
        </table:table-row>
        <table:table-row table:style-name="ro1">
          <table:table-cell office:value-type="float" office:value="0.07384">
            <text:p>0.07384</text:p>
          </table:table-cell>
          <table:table-cell office:value-type="float" office:value="40">
            <text:p>40</text:p>
          </table:table-cell>
          <table:table-cell office:value-type="float" office:value="0.0010078">
            <text:p>0.0010078</text:p>
          </table:table-cell>
          <table:table-cell office:value-type="float" office:value="19.523">
            <text:p>19.523</text:p>
          </table:table-cell>
          <table:table-cell office:value-type="float" office:value="167.56">
            <text:p>167.56</text:p>
          </table:table-cell>
          <table:table-cell office:value-type="float" office:value="2430.1">
            <text:p>2430.1</text:p>
          </table:table-cell>
          <table:table-cell office:value-type="float" office:value="167.57">
            <text:p>167.57</text:p>
          </table:table-cell>
          <table:table-cell office:value-type="float" office:value="2406.7">
            <text:p>2406.7</text:p>
          </table:table-cell>
          <table:table-cell office:value-type="float" office:value="2574.3">
            <text:p>2574.3</text:p>
          </table:table-cell>
          <table:table-cell office:value-type="float" office:value="0.5725">
            <text:p>0.5725</text:p>
          </table:table-cell>
          <table:table-cell office:value-type="float" office:value="8.257">
            <text:p>8.257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41.51">
            <text:p>41.51</text:p>
          </table:table-cell>
          <table:table-cell office:value-type="float" office:value="0.0010084">
            <text:p>0.0010084</text:p>
          </table:table-cell>
          <table:table-cell office:value-type="float" office:value="18.103">
            <text:p>18.103</text:p>
          </table:table-cell>
          <table:table-cell office:value-type="float" office:value="173.87">
            <text:p>173.87</text:p>
          </table:table-cell>
          <table:table-cell office:value-type="float" office:value="2432.2">
            <text:p>2432.2</text:p>
          </table:table-cell>
          <table:table-cell office:value-type="float" office:value="173.88">
            <text:p>173.88</text:p>
          </table:table-cell>
          <table:table-cell office:value-type="float" office:value="2403.1">
            <text:p>2403.1</text:p>
          </table:table-cell>
          <table:table-cell office:value-type="float" office:value="2577">
            <text:p>2577.0</text:p>
          </table:table-cell>
          <table:table-cell office:value-type="float" office:value="0.5926">
            <text:p>0.5926</text:p>
          </table:table-cell>
          <table:table-cell office:value-type="float" office:value="8.2287">
            <text:p>8.2287</text:p>
          </table:table-cell>
        </table:table-row>
        <table:table-row table:style-name="ro1">
          <table:table-cell office:value-type="float" office:value="0.09593">
            <text:p>0.09593</text:p>
          </table:table-cell>
          <table:table-cell office:value-type="float" office:value="45">
            <text:p>45</text:p>
          </table:table-cell>
          <table:table-cell office:value-type="float" office:value="0.0010099">
            <text:p>0.0010099</text:p>
          </table:table-cell>
          <table:table-cell office:value-type="float" office:value="15.258">
            <text:p>15.258</text:p>
          </table:table-cell>
          <table:table-cell office:value-type="float" office:value="188.44">
            <text:p>188.44</text:p>
          </table:table-cell>
          <table:table-cell office:value-type="float" office:value="2436.8">
            <text:p>2436.8</text:p>
          </table:table-cell>
          <table:table-cell office:value-type="float" office:value="188.45">
            <text:p>188.45</text:p>
          </table:table-cell>
          <table:table-cell office:value-type="float" office:value="2394.8">
            <text:p>2394.8</text:p>
          </table:table-cell>
          <table:table-cell office:value-type="float" office:value="2583.2">
            <text:p>2583.2</text:p>
          </table:table-cell>
          <table:table-cell office:value-type="float" office:value="0.6387">
            <text:p>0.6387</text:p>
          </table:table-cell>
          <table:table-cell office:value-type="float" office:value="8.1648">
            <text:p>8.164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45.81">
            <text:p>45.81</text:p>
          </table:table-cell>
          <table:table-cell office:value-type="float" office:value="0.0010102">
            <text:p>0.0010102</text:p>
          </table:table-cell>
          <table:table-cell office:value-type="float" office:value="14.674">
            <text:p>14.674</text:p>
          </table:table-cell>
          <table:table-cell office:value-type="float" office:value="191.82">
            <text:p>191.82</text:p>
          </table:table-cell>
          <table:table-cell office:value-type="float" office:value="2437.9">
            <text:p>2437.9</text:p>
          </table:table-cell>
          <table:table-cell office:value-type="float" office:value="191.83">
            <text:p>191.83</text:p>
          </table:table-cell>
          <table:table-cell office:value-type="float" office:value="2392.8">
            <text:p>2392.8</text:p>
          </table:table-cell>
          <table:table-cell office:value-type="float" office:value="2584.7">
            <text:p>2584.7</text:p>
          </table:table-cell>
          <table:table-cell office:value-type="float" office:value="0.6493">
            <text:p>0.6493</text:p>
          </table:table-cell>
          <table:table-cell office:value-type="float" office:value="8.1502">
            <text:p>8.1502</text:p>
          </table:table-cell>
        </table:table-row>
        <table:table-row table:style-name="ro1">
          <table:table-cell office:value-type="float" office:value="0.1235">
            <text:p>0.1235</text:p>
          </table:table-cell>
          <table:table-cell office:value-type="float" office:value="50">
            <text:p>50</text:p>
          </table:table-cell>
          <table:table-cell office:value-type="float" office:value="0.0010121">
            <text:p>0.0010121</text:p>
          </table:table-cell>
          <table:table-cell office:value-type="float" office:value="12.032">
            <text:p>12.032</text:p>
          </table:table-cell>
          <table:table-cell office:value-type="float" office:value="209.32">
            <text:p>209.32</text:p>
          </table:table-cell>
          <table:table-cell office:value-type="float" office:value="2443.5">
            <text:p>2443.5</text:p>
          </table:table-cell>
          <table:table-cell office:value-type="float" office:value="209.33">
            <text:p>209.33</text:p>
          </table:table-cell>
          <table:table-cell office:value-type="float" office:value="2382.7">
            <text:p>2382.7</text:p>
          </table:table-cell>
          <table:table-cell office:value-type="float" office:value="2592.1">
            <text:p>2592.1</text:p>
          </table:table-cell>
          <table:table-cell office:value-type="float" office:value="0.7038">
            <text:p>0.7038</text:p>
          </table:table-cell>
          <table:table-cell office:value-type="float" office:value="8.0763">
            <text:p>8.0763</text:p>
          </table:table-cell>
        </table:table-row>
        <table:table-row table:style-name="ro1">
          <table:table-cell office:value-type="float" office:value="0.1576">
            <text:p>0.1576</text:p>
          </table:table-cell>
          <table:table-cell office:value-type="float" office:value="55">
            <text:p>55</text:p>
          </table:table-cell>
          <table:table-cell office:value-type="float" office:value="0.0010146">
            <text:p>0.0010146</text:p>
          </table:table-cell>
          <table:table-cell office:value-type="float" office:value="9.568">
            <text:p>9.568</text:p>
          </table:table-cell>
          <table:table-cell office:value-type="float" office:value="230.21">
            <text:p>230.21</text:p>
          </table:table-cell>
          <table:table-cell office:value-type="float" office:value="2450.1">
            <text:p>2450.1</text:p>
          </table:table-cell>
          <table:table-cell office:value-type="float" office:value="230.23">
            <text:p>230.23</text:p>
          </table:table-cell>
          <table:table-cell office:value-type="float" office:value="2370.7">
            <text:p>2370.7</text:p>
          </table:table-cell>
          <table:table-cell office:value-type="float" office:value="2600.9">
            <text:p>2600.9</text:p>
          </table:table-cell>
          <table:table-cell office:value-type="float" office:value="0.7679">
            <text:p>0.7679</text:p>
          </table:table-cell>
          <table:table-cell office:value-type="float" office:value="7.9913">
            <text:p>7.9913</text:p>
          </table:table-cell>
        </table:table-row>
        <table:table-row table:style-name="ro1">
          <table:table-cell office:value-type="float" office:value="0.1994">
            <text:p>0.1994</text:p>
          </table:table-cell>
          <table:table-cell office:value-type="float" office:value="60">
            <text:p>60</text:p>
          </table:table-cell>
          <table:table-cell office:value-type="float" office:value="0.0010172">
            <text:p>0.0010172</text:p>
          </table:table-cell>
          <table:table-cell office:value-type="float" office:value="7.671">
            <text:p>7.671</text:p>
          </table:table-cell>
          <table:table-cell office:value-type="float" office:value="251.11">
            <text:p>251.11</text:p>
          </table:table-cell>
          <table:table-cell office:value-type="float" office:value="2456.6">
            <text:p>2456.6</text:p>
          </table:table-cell>
          <table:table-cell office:value-type="float" office:value="251.13">
            <text:p>251.13</text:p>
          </table:table-cell>
          <table:table-cell office:value-type="float" office:value="2358.5">
            <text:p>2358.5</text:p>
          </table:table-cell>
          <table:table-cell office:value-type="float" office:value="2609.6">
            <text:p>2609.6</text:p>
          </table:table-cell>
          <table:table-cell office:value-type="float" office:value="0.8312">
            <text:p>0.8312</text:p>
          </table:table-cell>
          <table:table-cell office:value-type="float" office:value="7.9096">
            <text:p>7.909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0.06">
            <text:p>60.06</text:p>
          </table:table-cell>
          <table:table-cell office:value-type="float" office:value="0.0010172">
            <text:p>0.0010172</text:p>
          </table:table-cell>
          <table:table-cell office:value-type="float" office:value="7.649">
            <text:p>7.649</text:p>
          </table:table-cell>
          <table:table-cell office:value-type="float" office:value="251.38">
            <text:p>251.38</text:p>
          </table:table-cell>
          <table:table-cell office:value-type="float" office:value="2456.7">
            <text:p>2456.7</text:p>
          </table:table-cell>
          <table:table-cell office:value-type="float" office:value="251.4">
            <text:p>251.40</text:p>
          </table:table-cell>
          <table:table-cell office:value-type="float" office:value="2358.3">
            <text:p>2358.3</text:p>
          </table:table-cell>
          <table:table-cell office:value-type="float" office:value="2609.7">
            <text:p>2609.7</text:p>
          </table:table-cell>
          <table:table-cell office:value-type="float" office:value="0.832">
            <text:p>0.8320</text:p>
          </table:table-cell>
          <table:table-cell office:value-type="float" office:value="7.9085">
            <text:p>7.9085</text:p>
          </table:table-cell>
        </table:table-row>
        <table:table-row table:style-name="ro1">
          <table:table-cell office:value-type="float" office:value="0.2503">
            <text:p>0.2503</text:p>
          </table:table-cell>
          <table:table-cell office:value-type="float" office:value="65">
            <text:p>65</text:p>
          </table:table-cell>
          <table:table-cell office:value-type="float" office:value="0.0010199">
            <text:p>0.0010199</text:p>
          </table:table-cell>
          <table:table-cell office:value-type="float" office:value="6.197">
            <text:p>6.197</text:p>
          </table:table-cell>
          <table:table-cell office:value-type="float" office:value="272.02">
            <text:p>272.02</text:p>
          </table:table-cell>
          <table:table-cell office:value-type="float" office:value="2463.1">
            <text:p>2463.1</text:p>
          </table:table-cell>
          <table:table-cell office:value-type="float" office:value="272.06">
            <text:p>272.06</text:p>
          </table:table-cell>
          <table:table-cell office:value-type="float" office:value="2346.2">
            <text:p>2346.2</text:p>
          </table:table-cell>
          <table:table-cell office:value-type="float" office:value="2618.3">
            <text:p>2618.3</text:p>
          </table:table-cell>
          <table:table-cell office:value-type="float" office:value="0.8935">
            <text:p>0.8935</text:p>
          </table:table-cell>
          <table:table-cell office:value-type="float" office:value="7.831">
            <text:p>7.8310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69.1">
            <text:p>69.1</text:p>
          </table:table-cell>
          <table:table-cell office:value-type="float" office:value="0.0010223">
            <text:p>0.0010223</text:p>
          </table:table-cell>
          <table:table-cell office:value-type="float" office:value="5.229">
            <text:p>5.229</text:p>
          </table:table-cell>
          <table:table-cell office:value-type="float" office:value="289.2">
            <text:p>289.20</text:p>
          </table:table-cell>
          <table:table-cell office:value-type="float" office:value="2468.4">
            <text:p>2468.4</text:p>
          </table:table-cell>
          <table:table-cell office:value-type="float" office:value="289.23">
            <text:p>289.23</text:p>
          </table:table-cell>
          <table:table-cell office:value-type="float" office:value="2336.1">
            <text:p>2336.1</text:p>
          </table:table-cell>
          <table:table-cell office:value-type="float" office:value="2625.3">
            <text:p>2625.3</text:p>
          </table:table-cell>
          <table:table-cell office:value-type="float" office:value="0.9439">
            <text:p>0.9439</text:p>
          </table:table-cell>
          <table:table-cell office:value-type="float" office:value="7.7686">
            <text:p>7.7686</text:p>
          </table:table-cell>
        </table:table-row>
        <table:table-row table:style-name="ro1">
          <table:table-cell office:value-type="float" office:value="0.3119">
            <text:p>0.3119</text:p>
          </table:table-cell>
          <table:table-cell office:value-type="float" office:value="70">
            <text:p>70</text:p>
          </table:table-cell>
          <table:table-cell office:value-type="float" office:value="0.0010228">
            <text:p>0.0010228</text:p>
          </table:table-cell>
          <table:table-cell office:value-type="float" office:value="5.042">
            <text:p>5.042</text:p>
          </table:table-cell>
          <table:table-cell office:value-type="float" office:value="292.95">
            <text:p>292.95</text:p>
          </table:table-cell>
          <table:table-cell office:value-type="float" office:value="2469.6">
            <text:p>2469.6</text:p>
          </table:table-cell>
          <table:table-cell office:value-type="float" office:value="292.98">
            <text:p>292.98</text:p>
          </table:table-cell>
          <table:table-cell office:value-type="float" office:value="2333.8">
            <text:p>2333.8</text:p>
          </table:table-cell>
          <table:table-cell office:value-type="float" office:value="2626.8">
            <text:p>2626.8</text:p>
          </table:table-cell>
          <table:table-cell office:value-type="float" office:value="0.9549">
            <text:p>0.9549</text:p>
          </table:table-cell>
          <table:table-cell office:value-type="float" office:value="7.7553">
            <text:p>7.7553</text:p>
          </table:table-cell>
        </table:table-row>
        <table:table-row table:style-name="ro1">
          <table:table-cell office:value-type="float" office:value="0.3858">
            <text:p>0.3858</text:p>
          </table:table-cell>
          <table:table-cell office:value-type="float" office:value="75">
            <text:p>75</text:p>
          </table:table-cell>
          <table:table-cell office:value-type="float" office:value="0.0010259">
            <text:p>0.0010259</text:p>
          </table:table-cell>
          <table:table-cell office:value-type="float" office:value="4.131">
            <text:p>4.131</text:p>
          </table:table-cell>
          <table:table-cell office:value-type="float" office:value="313.9">
            <text:p>313.90</text:p>
          </table:table-cell>
          <table:table-cell office:value-type="float" office:value="2475.9">
            <text:p>2475.9</text:p>
          </table:table-cell>
          <table:table-cell office:value-type="float" office:value="313.93">
            <text:p>313.93</text:p>
          </table:table-cell>
          <table:table-cell office:value-type="float" office:value="2321.4">
            <text:p>2321.4</text:p>
          </table:table-cell>
          <table:table-cell office:value-type="float" office:value="2635.3">
            <text:p>2635.3</text:p>
          </table:table-cell>
          <table:table-cell office:value-type="float" office:value="1.0155">
            <text:p>1.0155</text:p>
          </table:table-cell>
          <table:table-cell office:value-type="float" office:value="7.6824">
            <text:p>7.682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5.87">
            <text:p>75.87</text:p>
          </table:table-cell>
          <table:table-cell office:value-type="float" office:value="0.0010265">
            <text:p>0.0010265</text:p>
          </table:table-cell>
          <table:table-cell office:value-type="float" office:value="3.993">
            <text:p>3.993</text:p>
          </table:table-cell>
          <table:table-cell office:value-type="float" office:value="317.53">
            <text:p>317.53</text:p>
          </table:table-cell>
          <table:table-cell office:value-type="float" office:value="2477">
            <text:p>2477.0</text:p>
          </table:table-cell>
          <table:table-cell office:value-type="float" office:value="317.58">
            <text:p>317.58</text:p>
          </table:table-cell>
          <table:table-cell office:value-type="float" office:value="2319.2">
            <text:p>2319.2</text:p>
          </table:table-cell>
          <table:table-cell office:value-type="float" office:value="2636.8">
            <text:p>2636.8</text:p>
          </table:table-cell>
          <table:table-cell office:value-type="float" office:value="1.0259">
            <text:p>1.0259</text:p>
          </table:table-cell>
          <table:table-cell office:value-type="float" office:value="7.67">
            <text:p>7.6700</text:p>
          </table:table-cell>
        </table:table-row>
        <table:table-row table:style-name="ro1">
          <table:table-cell office:value-type="float" office:value="0.4739">
            <text:p>0.4739</text:p>
          </table:table-cell>
          <table:table-cell office:value-type="float" office:value="80">
            <text:p>80</text:p>
          </table:table-cell>
          <table:table-cell office:value-type="float" office:value="0.0010291">
            <text:p>0.0010291</text:p>
          </table:table-cell>
          <table:table-cell office:value-type="float" office:value="3.407">
            <text:p>3.407</text:p>
          </table:table-cell>
          <table:table-cell office:value-type="float" office:value="334.86">
            <text:p>334.86</text:p>
          </table:table-cell>
          <table:table-cell office:value-type="float" office:value="2482.2">
            <text:p>2482.2</text:p>
          </table:table-cell>
          <table:table-cell office:value-type="float" office:value="334.91">
            <text:p>334.91</text:p>
          </table:table-cell>
          <table:table-cell office:value-type="float" office:value="2308.8">
            <text:p>2308.8</text:p>
          </table:table-cell>
          <table:table-cell office:value-type="float" office:value="2643.7">
            <text:p>2643.7</text:p>
          </table:table-cell>
          <table:table-cell office:value-type="float" office:value="1.0753">
            <text:p>1.0753</text:p>
          </table:table-cell>
          <table:table-cell office:value-type="float" office:value="7.6122">
            <text:p>7.612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1.33">
            <text:p>81.33</text:p>
          </table:table-cell>
          <table:table-cell office:value-type="float" office:value="0.00103">
            <text:p>0.0010300</text:p>
          </table:table-cell>
          <table:table-cell office:value-type="float" office:value="3.24">
            <text:p>3.24</text:p>
          </table:table-cell>
          <table:table-cell office:value-type="float" office:value="340.44">
            <text:p>340.44</text:p>
          </table:table-cell>
          <table:table-cell office:value-type="float" office:value="2483.9">
            <text:p>2483.9</text:p>
          </table:table-cell>
          <table:table-cell office:value-type="float" office:value="340.49">
            <text:p>340.49</text:p>
          </table:table-cell>
          <table:table-cell office:value-type="float" office:value="2305.4">
            <text:p>2305.4</text:p>
          </table:table-cell>
          <table:table-cell office:value-type="float" office:value="2645.9">
            <text:p>2645.9</text:p>
          </table:table-cell>
          <table:table-cell office:value-type="float" office:value="1.091">
            <text:p>1.0910</text:p>
          </table:table-cell>
          <table:table-cell office:value-type="float" office:value="7.5939">
            <text:p>7.5939</text:p>
          </table:table-cell>
        </table:table-row>
        <table:table-row table:style-name="ro1">
          <table:table-cell office:value-type="float" office:value="0.5783">
            <text:p>0.5783</text:p>
          </table:table-cell>
          <table:table-cell office:value-type="float" office:value="85">
            <text:p>85</text:p>
          </table:table-cell>
          <table:table-cell office:value-type="float" office:value="0.0010325">
            <text:p>0.0010325</text:p>
          </table:table-cell>
          <table:table-cell office:value-type="float" office:value="2.828">
            <text:p>2.828</text:p>
          </table:table-cell>
          <table:table-cell office:value-type="float" office:value="355.84">
            <text:p>355.84</text:p>
          </table:table-cell>
          <table:table-cell office:value-type="float" office:value="2488.4">
            <text:p>2488.4</text:p>
          </table:table-cell>
          <table:table-cell office:value-type="float" office:value="355.9">
            <text:p>355.90</text:p>
          </table:table-cell>
          <table:table-cell office:value-type="float" office:value="2296">
            <text:p>2296.0</text:p>
          </table:table-cell>
          <table:table-cell office:value-type="float" office:value="2651.9">
            <text:p>2651.9</text:p>
          </table:table-cell>
          <table:table-cell office:value-type="float" office:value="1.1343">
            <text:p>1.1343</text:p>
          </table:table-cell>
          <table:table-cell office:value-type="float" office:value="7.5445">
            <text:p>7.544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5.94">
            <text:p>85.94</text:p>
          </table:table-cell>
          <table:table-cell office:value-type="float" office:value="0.0010331">
            <text:p>0.0010331</text:p>
          </table:table-cell>
          <table:table-cell office:value-type="float" office:value="2.732">
            <text:p>2.732</text:p>
          </table:table-cell>
          <table:table-cell office:value-type="float" office:value="359.79">
            <text:p>359.79</text:p>
          </table:table-cell>
          <table:table-cell office:value-type="float" office:value="2489.6">
            <text:p>2489.6</text:p>
          </table:table-cell>
          <table:table-cell office:value-type="float" office:value="359.86">
            <text:p>359.86</text:p>
          </table:table-cell>
          <table:table-cell office:value-type="float" office:value="2293.6">
            <text:p>2293.6</text:p>
          </table:table-cell>
          <table:table-cell office:value-type="float" office:value="2653.5">
            <text:p>2653.5</text:p>
          </table:table-cell>
          <table:table-cell office:value-type="float" office:value="1.1453">
            <text:p>1.1453</text:p>
          </table:table-cell>
          <table:table-cell office:value-type="float" office:value="7.532">
            <text:p>7.5320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9.95">
            <text:p>89.95</text:p>
          </table:table-cell>
          <table:table-cell office:value-type="float" office:value="0.001036">
            <text:p>0.0010360</text:p>
          </table:table-cell>
          <table:table-cell office:value-type="float" office:value="2.365">
            <text:p>2.365</text:p>
          </table:table-cell>
          <table:table-cell office:value-type="float" office:value="376.63">
            <text:p>376.63</text:p>
          </table:table-cell>
          <table:table-cell office:value-type="float" office:value="2494.5">
            <text:p>2494.5</text:p>
          </table:table-cell>
          <table:table-cell office:value-type="float" office:value="376.7">
            <text:p>376.70</text:p>
          </table:table-cell>
          <table:table-cell office:value-type="float" office:value="2283.3">
            <text:p>2283.3</text:p>
          </table:table-cell>
          <table:table-cell office:value-type="float" office:value="2660">
            <text:p>2660.0</text:p>
          </table:table-cell>
          <table:table-cell office:value-type="float" office:value="1.1919">
            <text:p>1.1919</text:p>
          </table:table-cell>
          <table:table-cell office:value-type="float" office:value="7.4797">
            <text:p>7.4797</text:p>
          </table:table-cell>
        </table:table-row>
        <table:table-row table:style-name="ro1">
          <table:table-cell office:value-type="float" office:value="0.7014">
            <text:p>0.7014</text:p>
          </table:table-cell>
          <table:table-cell office:value-type="float" office:value="90">
            <text:p>90</text:p>
          </table:table-cell>
          <table:table-cell office:value-type="float" office:value="0.001036">
            <text:p>0.0010360</text:p>
          </table:table-cell>
          <table:table-cell office:value-type="float" office:value="2.361">
            <text:p>2.361</text:p>
          </table:table-cell>
          <table:table-cell office:value-type="float" office:value="376.85">
            <text:p>376.85</text:p>
          </table:table-cell>
          <table:table-cell office:value-type="float" office:value="2494.5">
            <text:p>2494.5</text:p>
          </table:table-cell>
          <table:table-cell office:value-type="float" office:value="376.92">
            <text:p>376.92</text:p>
          </table:table-cell>
          <table:table-cell office:value-type="float" office:value="2283.2">
            <text:p>2283.2</text:p>
          </table:table-cell>
          <table:table-cell office:value-type="float" office:value="2660.1">
            <text:p>2660.1</text:p>
          </table:table-cell>
          <table:table-cell office:value-type="float" office:value="1.1925">
            <text:p>1.1925</text:p>
          </table:table-cell>
          <table:table-cell office:value-type="float" office:value="7.4791">
            <text:p>7.479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3.5">
            <text:p>93.5</text:p>
          </table:table-cell>
          <table:table-cell office:value-type="float" office:value="0.001038">
            <text:p>0.0010380</text:p>
          </table:table-cell>
          <table:table-cell office:value-type="float" office:value="2.087">
            <text:p>2.087</text:p>
          </table:table-cell>
          <table:table-cell office:value-type="float" office:value="391.58">
            <text:p>391.58</text:p>
          </table:table-cell>
          <table:table-cell office:value-type="float" office:value="2498.8">
            <text:p>2498.8</text:p>
          </table:table-cell>
          <table:table-cell office:value-type="float" office:value="391.66">
            <text:p>391.66</text:p>
          </table:table-cell>
          <table:table-cell office:value-type="float" office:value="2274.1">
            <text:p>2274.1</text:p>
          </table:table-cell>
          <table:table-cell office:value-type="float" office:value="2665.8">
            <text:p>2665.8</text:p>
          </table:table-cell>
          <table:table-cell office:value-type="float" office:value="1.2329">
            <text:p>1.2329</text:p>
          </table:table-cell>
          <table:table-cell office:value-type="float" office:value="7.4346">
            <text:p>7.4346</text:p>
          </table:table-cell>
        </table:table-row>
        <table:table-row table:style-name="ro1">
          <table:table-cell office:value-type="float" office:value="0.8455">
            <text:p>0.8455</text:p>
          </table:table-cell>
          <table:table-cell office:value-type="float" office:value="95">
            <text:p>95</text:p>
          </table:table-cell>
          <table:table-cell office:value-type="float" office:value="0.0010397">
            <text:p>0.0010397</text:p>
          </table:table-cell>
          <table:table-cell office:value-type="float" office:value="1.982">
            <text:p>1.982</text:p>
          </table:table-cell>
          <table:table-cell office:value-type="float" office:value="397.88">
            <text:p>397.88</text:p>
          </table:table-cell>
          <table:table-cell office:value-type="float" office:value="2500.6">
            <text:p>2500.6</text:p>
          </table:table-cell>
          <table:table-cell office:value-type="float" office:value="397.96">
            <text:p>397.96</text:p>
          </table:table-cell>
          <table:table-cell office:value-type="float" office:value="2270.2">
            <text:p>2270.2</text:p>
          </table:table-cell>
          <table:table-cell office:value-type="float" office:value="2668.1">
            <text:p>2668.1</text:p>
          </table:table-cell>
          <table:table-cell office:value-type="float" office:value="1.25">
            <text:p>1.2500</text:p>
          </table:table-cell>
          <table:table-cell office:value-type="float" office:value="7.4159">
            <text:p>7.415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6.71">
            <text:p>96.71</text:p>
          </table:table-cell>
          <table:table-cell office:value-type="float" office:value="0.001041">
            <text:p>0.0010410</text:p>
          </table:table-cell>
          <table:table-cell office:value-type="float" office:value="1.869">
            <text:p>1.869</text:p>
          </table:table-cell>
          <table:table-cell office:value-type="float" office:value="405.06">
            <text:p>405.06</text:p>
          </table:table-cell>
          <table:table-cell office:value-type="float" office:value="2502.6">
            <text:p>2502.6</text:p>
          </table:table-cell>
          <table:table-cell office:value-type="float" office:value="405.15">
            <text:p>405.15</text:p>
          </table:table-cell>
          <table:table-cell office:value-type="float" office:value="2265.7">
            <text:p>2265.7</text:p>
          </table:table-cell>
          <table:table-cell office:value-type="float" office:value="2670.9">
            <text:p>2670.9</text:p>
          </table:table-cell>
          <table:table-cell office:value-type="float" office:value="1.2695">
            <text:p>1.2695</text:p>
          </table:table-cell>
          <table:table-cell office:value-type="float" office:value="7.3949">
            <text:p>7.3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63">
            <text:p>99.63</text:p>
          </table:table-cell>
          <table:table-cell office:value-type="float" office:value="0.0010432">
            <text:p>0.0010432</text:p>
          </table:table-cell>
          <table:table-cell office:value-type="float" office:value="1.694">
            <text:p>1.694</text:p>
          </table:table-cell>
          <table:table-cell office:value-type="float" office:value="417.36">
            <text:p>417.36</text:p>
          </table:table-cell>
          <table:table-cell office:value-type="float" office:value="2506.1">
            <text:p>2506.1</text:p>
          </table:table-cell>
          <table:table-cell office:value-type="float" office:value="417.46">
            <text:p>417.46</text:p>
          </table:table-cell>
          <table:table-cell office:value-type="float" office:value="2258">
            <text:p>2258.0</text:p>
          </table:table-cell>
          <table:table-cell office:value-type="float" office:value="2675.5">
            <text:p>2675.5</text:p>
          </table:table-cell>
          <table:table-cell office:value-type="float" office:value="1.3026">
            <text:p>1.3026</text:p>
          </table:table-cell>
          <table:table-cell office:value-type="float" office:value="7.3594">
            <text:p>7.3594</text:p>
          </table:table-cell>
        </table:table-row>
        <table:table-row table:style-name="ro1">
          <table:table-cell office:value-type="float" office:value="1.014">
            <text:p>1.014</text:p>
          </table:table-cell>
          <table:table-cell office:value-type="float" office:value="100">
            <text:p>100</text:p>
          </table:table-cell>
          <table:table-cell office:value-type="float" office:value="0.0010435">
            <text:p>0.0010435</text:p>
          </table:table-cell>
          <table:table-cell office:value-type="float" office:value="1.673">
            <text:p>1.673</text:p>
          </table:table-cell>
          <table:table-cell office:value-type="float" office:value="418.94">
            <text:p>418.94</text:p>
          </table:table-cell>
          <table:table-cell office:value-type="float" office:value="2506.5">
            <text:p>2506.5</text:p>
          </table:table-cell>
          <table:table-cell office:value-type="float" office:value="419.04">
            <text:p>419.04</text:p>
          </table:table-cell>
          <table:table-cell office:value-type="float" office:value="2257">
            <text:p>2257.0</text:p>
          </table:table-cell>
          <table:table-cell office:value-type="float" office:value="2676.1">
            <text:p>2676.1</text:p>
          </table:table-cell>
          <table:table-cell office:value-type="float" office:value="1.3069">
            <text:p>1.3069</text:p>
          </table:table-cell>
          <table:table-cell office:value-type="float" office:value="7.3549">
            <text:p>7.3549</text:p>
          </table:table-cell>
        </table:table-row>
        <table:table-row table:style-name="ro1">
          <table:table-cell office:value-type="float" office:value="1.433">
            <text:p>1.433</text:p>
          </table:table-cell>
          <table:table-cell office:value-type="float" office:value="110">
            <text:p>110</text:p>
          </table:table-cell>
          <table:table-cell office:value-type="float" office:value="0.0010516">
            <text:p>0.0010516</text:p>
          </table:table-cell>
          <table:table-cell office:value-type="float" office:value="1.21">
            <text:p>1.21</text:p>
          </table:table-cell>
          <table:table-cell office:value-type="float" office:value="461.14">
            <text:p>461.14</text:p>
          </table:table-cell>
          <table:table-cell office:value-type="float" office:value="2518.1">
            <text:p>2518.1</text:p>
          </table:table-cell>
          <table:table-cell office:value-type="float" office:value="461.3">
            <text:p>461.30</text:p>
          </table:table-cell>
          <table:table-cell office:value-type="float" office:value="2230.2">
            <text:p>2230.2</text:p>
          </table:table-cell>
          <table:table-cell office:value-type="float" office:value="2691.5">
            <text:p>2691.5</text:p>
          </table:table-cell>
          <table:table-cell office:value-type="float" office:value="1.4185">
            <text:p>1.4185</text:p>
          </table:table-cell>
          <table:table-cell office:value-type="float" office:value="7.2387">
            <text:p>7.23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11.4">
            <text:p>111.4</text:p>
          </table:table-cell>
          <table:table-cell office:value-type="float" office:value="0.0010528">
            <text:p>0.0010528</text:p>
          </table:table-cell>
          <table:table-cell office:value-type="float" office:value="1.159">
            <text:p>1.159</text:p>
          </table:table-cell>
          <table:table-cell office:value-type="float" office:value="466.94">
            <text:p>466.94</text:p>
          </table:table-cell>
          <table:table-cell office:value-type="float" office:value="2519.7">
            <text:p>2519.7</text:p>
          </table:table-cell>
          <table:table-cell office:value-type="float" office:value="467.11">
            <text:p>467.11</text:p>
          </table:table-cell>
          <table:table-cell office:value-type="float" office:value="2226.5">
            <text:p>2226.5</text:p>
          </table:table-cell>
          <table:table-cell office:value-type="float" office:value="2693.6">
            <text:p>2693.6</text:p>
          </table:table-cell>
          <table:table-cell office:value-type="float" office:value="1.4336">
            <text:p>1.4336</text:p>
          </table:table-cell>
          <table:table-cell office:value-type="float" office:value="7.2233">
            <text:p>7.2233</text:p>
          </table:table-cell>
        </table:table-row>
        <table:table-row table:style-name="ro1">
          <table:table-cell office:value-type="float" office:value="1.985">
            <text:p>1.985</text:p>
          </table:table-cell>
          <table:table-cell office:value-type="float" office:value="120">
            <text:p>120</text:p>
          </table:table-cell>
          <table:table-cell office:value-type="float" office:value="0.0010603">
            <text:p>0.0010603</text:p>
          </table:table-cell>
          <table:table-cell office:value-type="float" office:value="0.8919">
            <text:p>0.8919</text:p>
          </table:table-cell>
          <table:table-cell office:value-type="float" office:value="503.5">
            <text:p>503.50</text:p>
          </table:table-cell>
          <table:table-cell office:value-type="float" office:value="2529.3">
            <text:p>2529.3</text:p>
          </table:table-cell>
          <table:table-cell office:value-type="float" office:value="503.71">
            <text:p>503.71</text:p>
          </table:table-cell>
          <table:table-cell office:value-type="float" office:value="2202.6">
            <text:p>2202.6</text:p>
          </table:table-cell>
          <table:table-cell office:value-type="float" office:value="2706.3">
            <text:p>2706.3</text:p>
          </table:table-cell>
          <table:table-cell office:value-type="float" office:value="1.5276">
            <text:p>1.5276</text:p>
          </table:table-cell>
          <table:table-cell office:value-type="float" office:value="7.1296">
            <text:p>7.1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2">
            <text:p>120.2</text:p>
          </table:table-cell>
          <table:table-cell office:value-type="float" office:value="0.0010605">
            <text:p>0.0010605</text:p>
          </table:table-cell>
          <table:table-cell office:value-type="float" office:value="0.8857">
            <text:p>0.8857</text:p>
          </table:table-cell>
          <table:table-cell office:value-type="float" office:value="504.49">
            <text:p>504.49</text:p>
          </table:table-cell>
          <table:table-cell office:value-type="float" office:value="2529.5">
            <text:p>2529.5</text:p>
          </table:table-cell>
          <table:table-cell office:value-type="float" office:value="504.7">
            <text:p>504.70</text:p>
          </table:table-cell>
          <table:table-cell office:value-type="float" office:value="2201.9">
            <text:p>2201.9</text:p>
          </table:table-cell>
          <table:table-cell office:value-type="float" office:value="2706.7">
            <text:p>2706.7</text:p>
          </table:table-cell>
          <table:table-cell office:value-type="float" office:value="1.5301">
            <text:p>1.5301</text:p>
          </table:table-cell>
          <table:table-cell office:value-type="float" office:value="7.1271">
            <text:p>7.12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27.4">
            <text:p>127.4</text:p>
          </table:table-cell>
          <table:table-cell office:value-type="float" office:value="0.0010672">
            <text:p>0.0010672</text:p>
          </table:table-cell>
          <table:table-cell office:value-type="float" office:value="0.7187">
            <text:p>0.7187</text:p>
          </table:table-cell>
          <table:table-cell office:value-type="float" office:value="535.1">
            <text:p>535.10</text:p>
          </table:table-cell>
          <table:table-cell office:value-type="float" office:value="2537.2">
            <text:p>2537.2</text:p>
          </table:table-cell>
          <table:table-cell office:value-type="float" office:value="535.37">
            <text:p>535.37</text:p>
          </table:table-cell>
          <table:table-cell office:value-type="float" office:value="2181.5">
            <text:p>2181.5</text:p>
          </table:table-cell>
          <table:table-cell office:value-type="float" office:value="2716.9">
            <text:p>2716.9</text:p>
          </table:table-cell>
          <table:table-cell office:value-type="float" office:value="1.6072">
            <text:p>1.6072</text:p>
          </table:table-cell>
          <table:table-cell office:value-type="float" office:value="7.0527">
            <text:p>7.0527</text:p>
          </table:table-cell>
        </table:table-row>
        <table:table-row table:style-name="ro1">
          <table:table-cell office:value-type="float" office:value="2.701">
            <text:p>2.701</text:p>
          </table:table-cell>
          <table:table-cell office:value-type="float" office:value="130">
            <text:p>130</text:p>
          </table:table-cell>
          <table:table-cell office:value-type="float" office:value="0.0010697">
            <text:p>0.0010697</text:p>
          </table:table-cell>
          <table:table-cell office:value-type="float" office:value="0.6685">
            <text:p>0.6685</text:p>
          </table:table-cell>
          <table:table-cell office:value-type="float" office:value="546.02">
            <text:p>546.02</text:p>
          </table:table-cell>
          <table:table-cell office:value-type="float" office:value="2539.9">
            <text:p>2539.9</text:p>
          </table:table-cell>
          <table:table-cell office:value-type="float" office:value="546.31">
            <text:p>546.31</text:p>
          </table:table-cell>
          <table:table-cell office:value-type="float" office:value="2174.2">
            <text:p>2174.2</text:p>
          </table:table-cell>
          <table:table-cell office:value-type="float" office:value="2720.5">
            <text:p>2720.5</text:p>
          </table:table-cell>
          <table:table-cell office:value-type="float" office:value="1.6344">
            <text:p>1.6344</text:p>
          </table:table-cell>
          <table:table-cell office:value-type="float" office:value="7.0269">
            <text:p>7.02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.6">
            <text:p>133.6</text:p>
          </table:table-cell>
          <table:table-cell office:value-type="float" office:value="0.0010732">
            <text:p>0.0010732</text:p>
          </table:table-cell>
          <table:table-cell office:value-type="float" office:value="0.6058">
            <text:p>0.6058</text:p>
          </table:table-cell>
          <table:table-cell office:value-type="float" office:value="561.15">
            <text:p>561.15</text:p>
          </table:table-cell>
          <table:table-cell office:value-type="float" office:value="2543.6">
            <text:p>2543.6</text:p>
          </table:table-cell>
          <table:table-cell office:value-type="float" office:value="561.47">
            <text:p>561.47</text:p>
          </table:table-cell>
          <table:table-cell office:value-type="float" office:value="2163.8">
            <text:p>2163.8</text:p>
          </table:table-cell>
          <table:table-cell office:value-type="float" office:value="2725.3">
            <text:p>2725.3</text:p>
          </table:table-cell>
          <table:table-cell office:value-type="float" office:value="1.6718">
            <text:p>1.6718</text:p>
          </table:table-cell>
          <table:table-cell office:value-type="float" office:value="6.9919">
            <text:p>6.99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38.9">
            <text:p>138.9</text:p>
          </table:table-cell>
          <table:table-cell office:value-type="float" office:value="0.0010786">
            <text:p>0.0010786</text:p>
          </table:table-cell>
          <table:table-cell office:value-type="float" office:value="0.5243">
            <text:p>0.5243</text:p>
          </table:table-cell>
          <table:table-cell office:value-type="float" office:value="583.95">
            <text:p>583.95</text:p>
          </table:table-cell>
          <table:table-cell office:value-type="float" office:value="2546.9">
            <text:p>2546.9</text:p>
          </table:table-cell>
          <table:table-cell office:value-type="float" office:value="584.33">
            <text:p>584.33</text:p>
          </table:table-cell>
          <table:table-cell office:value-type="float" office:value="2148.1">
            <text:p>2148.1</text:p>
          </table:table-cell>
          <table:table-cell office:value-type="float" office:value="2732.4">
            <text:p>2732.4</text:p>
          </table:table-cell>
          <table:table-cell office:value-type="float" office:value="1.7275">
            <text:p>1.7275</text:p>
          </table:table-cell>
          <table:table-cell office:value-type="float" office:value="6.9405">
            <text:p>6.9405</text:p>
          </table:table-cell>
        </table:table-row>
        <table:table-row table:style-name="ro1">
          <table:table-cell office:value-type="float" office:value="3.613">
            <text:p>3.613</text:p>
          </table:table-cell>
          <table:table-cell office:value-type="float" office:value="140">
            <text:p>140</text:p>
          </table:table-cell>
          <table:table-cell office:value-type="float" office:value="0.0010797">
            <text:p>0.0010797</text:p>
          </table:table-cell>
          <table:table-cell office:value-type="float" office:value="0.5089">
            <text:p>0.5089</text:p>
          </table:table-cell>
          <table:table-cell office:value-type="float" office:value="588.74">
            <text:p>588.74</text:p>
          </table:table-cell>
          <table:table-cell office:value-type="float" office:value="2550">
            <text:p>2550.0</text:p>
          </table:table-cell>
          <table:table-cell office:value-type="float" office:value="589.13">
            <text:p>589.13</text:p>
          </table:table-cell>
          <table:table-cell office:value-type="float" office:value="2144.7">
            <text:p>2144.7</text:p>
          </table:table-cell>
          <table:table-cell office:value-type="float" office:value="2733.9">
            <text:p>2733.9</text:p>
          </table:table-cell>
          <table:table-cell office:value-type="float" office:value="1.7391">
            <text:p>1.7391</text:p>
          </table:table-cell>
          <table:table-cell office:value-type="float" office:value="6.9299">
            <text:p>6.9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3.6">
            <text:p>143.6</text:p>
          </table:table-cell>
          <table:table-cell office:value-type="float" office:value="0.0010836">
            <text:p>0.0010836</text:p>
          </table:table-cell>
          <table:table-cell office:value-type="float" office:value="0.4625">
            <text:p>0.4625</text:p>
          </table:table-cell>
          <table:table-cell office:value-type="float" office:value="604.31">
            <text:p>604.31</text:p>
          </table:table-cell>
          <table:table-cell office:value-type="float" office:value="2553.6">
            <text:p>2553.6</text:p>
          </table:table-cell>
          <table:table-cell office:value-type="float" office:value="604.74">
            <text:p>604.74</text:p>
          </table:table-cell>
          <table:table-cell office:value-type="float" office:value="2133.8">
            <text:p>2133.8</text:p>
          </table:table-cell>
          <table:table-cell office:value-type="float" office:value="2738.6">
            <text:p>2738.6</text:p>
          </table:table-cell>
          <table:table-cell office:value-type="float" office:value="1.7766">
            <text:p>1.7766</text:p>
          </table:table-cell>
          <table:table-cell office:value-type="float" office:value="6.8959">
            <text:p>6.89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47.9">
            <text:p>147.9</text:p>
          </table:table-cell>
          <table:table-cell office:value-type="float" office:value="0.0010882">
            <text:p>0.0010882</text:p>
          </table:table-cell>
          <table:table-cell office:value-type="float" office:value="0.414">
            <text:p>0.414</text:p>
          </table:table-cell>
          <table:table-cell office:value-type="float" office:value="622.25">
            <text:p>622.25</text:p>
          </table:table-cell>
          <table:table-cell office:value-type="float" office:value="2557.6">
            <text:p>2557.6</text:p>
          </table:table-cell>
          <table:table-cell office:value-type="float" office:value="623.25">
            <text:p>623.25</text:p>
          </table:table-cell>
          <table:table-cell office:value-type="float" office:value="2120.7">
            <text:p>2120.7</text:p>
          </table:table-cell>
          <table:table-cell office:value-type="float" office:value="2743.9">
            <text:p>2743.9</text:p>
          </table:table-cell>
          <table:table-cell office:value-type="float" office:value="1.8207">
            <text:p>1.8207</text:p>
          </table:table-cell>
          <table:table-cell office:value-type="float" office:value="6.8565">
            <text:p>6.8565</text:p>
          </table:table-cell>
        </table:table-row>
        <table:table-row table:style-name="ro1">
          <table:table-cell office:value-type="float" office:value="4.758">
            <text:p>4.758</text:p>
          </table:table-cell>
          <table:table-cell office:value-type="float" office:value="150">
            <text:p>150</text:p>
          </table:table-cell>
          <table:table-cell office:value-type="float" office:value="0.0010905">
            <text:p>0.0010905</text:p>
          </table:table-cell>
          <table:table-cell office:value-type="float" office:value="0.3928">
            <text:p>0.3928</text:p>
          </table:table-cell>
          <table:table-cell office:value-type="float" office:value="631.68">
            <text:p>631.68</text:p>
          </table:table-cell>
          <table:table-cell office:value-type="float" office:value="2559.5">
            <text:p>2559.5</text:p>
          </table:table-cell>
          <table:table-cell office:value-type="float" office:value="632.2">
            <text:p>632.20</text:p>
          </table:table-cell>
          <table:table-cell office:value-type="float" office:value="2114.3">
            <text:p>2114.3</text:p>
          </table:table-cell>
          <table:table-cell office:value-type="float" office:value="2746.5">
            <text:p>2746.5</text:p>
          </table:table-cell>
          <table:table-cell office:value-type="float" office:value="1.8418">
            <text:p>1.8418</text:p>
          </table:table-cell>
          <table:table-cell office:value-type="float" office:value="6.8379">
            <text:p>6.83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.9">
            <text:p>151.9</text:p>
          </table:table-cell>
          <table:table-cell office:value-type="float" office:value="0.0010926">
            <text:p>0.0010926</text:p>
          </table:table-cell>
          <table:table-cell office:value-type="float" office:value="0.3749">
            <text:p>0.3749</text:p>
          </table:table-cell>
          <table:table-cell office:value-type="float" office:value="639.68">
            <text:p>639.68</text:p>
          </table:table-cell>
          <table:table-cell office:value-type="float" office:value="2561.2">
            <text:p>2561.2</text:p>
          </table:table-cell>
          <table:table-cell office:value-type="float" office:value="640.23">
            <text:p>640.23</text:p>
          </table:table-cell>
          <table:table-cell office:value-type="float" office:value="2108.5">
            <text:p>2108.5</text:p>
          </table:table-cell>
          <table:table-cell office:value-type="float" office:value="2748.7">
            <text:p>2748.7</text:p>
          </table:table-cell>
          <table:table-cell office:value-type="float" office:value="1.8607">
            <text:p>1.8607</text:p>
          </table:table-cell>
          <table:table-cell office:value-type="float" office:value="6.8212">
            <text:p>6.8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.9">
            <text:p>158.9</text:p>
          </table:table-cell>
          <table:table-cell office:value-type="float" office:value="0.0011006">
            <text:p>0.0011006</text:p>
          </table:table-cell>
          <table:table-cell office:value-type="float" office:value="0.3157">
            <text:p>0.3157</text:p>
          </table:table-cell>
          <table:table-cell office:value-type="float" office:value="669.9">
            <text:p>669.90</text:p>
          </table:table-cell>
          <table:table-cell office:value-type="float" office:value="2567.4">
            <text:p>2567.4</text:p>
          </table:table-cell>
          <table:table-cell office:value-type="float" office:value="670.56">
            <text:p>670.56</text:p>
          </table:table-cell>
          <table:table-cell office:value-type="float" office:value="2086.3">
            <text:p>2086.3</text:p>
          </table:table-cell>
          <table:table-cell office:value-type="float" office:value="2756.8">
            <text:p>2756.8</text:p>
          </table:table-cell>
          <table:table-cell office:value-type="float" office:value="1.9312">
            <text:p>1.9312</text:p>
          </table:table-cell>
          <table:table-cell office:value-type="float" office:value="6.76">
            <text:p>6.7600</text:p>
          </table:table-cell>
        </table:table-row>
        <table:table-row table:style-name="ro1">
          <table:table-cell office:value-type="float" office:value="6.178">
            <text:p>6.178</text:p>
          </table:table-cell>
          <table:table-cell office:value-type="float" office:value="160">
            <text:p>160</text:p>
          </table:table-cell>
          <table:table-cell office:value-type="float" office:value="0.001102">
            <text:p>0.0011020</text:p>
          </table:table-cell>
          <table:table-cell office:value-type="float" office:value="0.3071">
            <text:p>0.3071</text:p>
          </table:table-cell>
          <table:table-cell office:value-type="float" office:value="674.86">
            <text:p>674.86</text:p>
          </table:table-cell>
          <table:table-cell office:value-type="float" office:value="2568.4">
            <text:p>2568.4</text:p>
          </table:table-cell>
          <table:table-cell office:value-type="float" office:value="675.55">
            <text:p>675.55</text:p>
          </table:table-cell>
          <table:table-cell office:value-type="float" office:value="2082.6">
            <text:p>2082.6</text:p>
          </table:table-cell>
          <table:table-cell office:value-type="float" office:value="2758.1">
            <text:p>2758.1</text:p>
          </table:table-cell>
          <table:table-cell office:value-type="float" office:value="1.9427">
            <text:p>1.9427</text:p>
          </table:table-cell>
          <table:table-cell office:value-type="float" office:value="6.7502">
            <text:p>6.75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0.001108">
            <text:p>0.0011080</text:p>
          </table:table-cell>
          <table:table-cell office:value-type="float" office:value="0.2729">
            <text:p>0.2729</text:p>
          </table:table-cell>
          <table:table-cell office:value-type="float" office:value="696.44">
            <text:p>696.44</text:p>
          </table:table-cell>
          <table:table-cell office:value-type="float" office:value="2572.5">
            <text:p>2572.5</text:p>
          </table:table-cell>
          <table:table-cell office:value-type="float" office:value="697.22">
            <text:p>697.22</text:p>
          </table:table-cell>
          <table:table-cell office:value-type="float" office:value="2066.3">
            <text:p>2066.3</text:p>
          </table:table-cell>
          <table:table-cell office:value-type="float" office:value="2763.5">
            <text:p>2763.5</text:p>
          </table:table-cell>
          <table:table-cell office:value-type="float" office:value="1.9922">
            <text:p>1.9922</text:p>
          </table:table-cell>
          <table:table-cell office:value-type="float" office:value="6.708">
            <text:p>6.7080</text:p>
          </table:table-cell>
        </table:table-row>
        <table:table-row table:style-name="ro1">
          <table:table-cell office:value-type="float" office:value="7.917">
            <text:p>7.917</text:p>
          </table:table-cell>
          <table:table-cell office:value-type="float" office:value="170">
            <text:p>170</text:p>
          </table:table-cell>
          <table:table-cell office:value-type="float" office:value="0.0011143">
            <text:p>0.0011143</text:p>
          </table:table-cell>
          <table:table-cell office:value-type="float" office:value="0.2428">
            <text:p>0.2428</text:p>
          </table:table-cell>
          <table:table-cell office:value-type="float" office:value="718.33">
            <text:p>718.33</text:p>
          </table:table-cell>
          <table:table-cell office:value-type="float" office:value="2576.5">
            <text:p>2576.5</text:p>
          </table:table-cell>
          <table:table-cell office:value-type="float" office:value="719.21">
            <text:p>719.21</text:p>
          </table:table-cell>
          <table:table-cell office:value-type="float" office:value="2049.5">
            <text:p>2049.5</text:p>
          </table:table-cell>
          <table:table-cell office:value-type="float" office:value="2768.7">
            <text:p>2768.7</text:p>
          </table:table-cell>
          <table:table-cell office:value-type="float" office:value="2.0419">
            <text:p>2.0419</text:p>
          </table:table-cell>
          <table:table-cell office:value-type="float" office:value="6.6663">
            <text:p>6.66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.4">
            <text:p>170.4</text:p>
          </table:table-cell>
          <table:table-cell office:value-type="float" office:value="0.0011148">
            <text:p>0.0011148</text:p>
          </table:table-cell>
          <table:table-cell office:value-type="float" office:value="0.2404">
            <text:p>0.2404</text:p>
          </table:table-cell>
          <table:table-cell office:value-type="float" office:value="720.22">
            <text:p>720.22</text:p>
          </table:table-cell>
          <table:table-cell office:value-type="float" office:value="2576.8">
            <text:p>2576.8</text:p>
          </table:table-cell>
          <table:table-cell office:value-type="float" office:value="721.11">
            <text:p>721.11</text:p>
          </table:table-cell>
          <table:table-cell office:value-type="float" office:value="2048">
            <text:p>2048.0</text:p>
          </table:table-cell>
          <table:table-cell office:value-type="float" office:value="2769.1">
            <text:p>2769.1</text:p>
          </table:table-cell>
          <table:table-cell office:value-type="float" office:value="2.0462">
            <text:p>2.0462</text:p>
          </table:table-cell>
          <table:table-cell office:value-type="float" office:value="6.6628">
            <text:p>6.66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.4">
            <text:p>175.4</text:p>
          </table:table-cell>
          <table:table-cell office:value-type="float" office:value="0.0011212">
            <text:p>0.0011212</text:p>
          </table:table-cell>
          <table:table-cell office:value-type="float" office:value="0.215">
            <text:p>0.215</text:p>
          </table:table-cell>
          <table:table-cell office:value-type="float" office:value="741.83">
            <text:p>741.83</text:p>
          </table:table-cell>
          <table:table-cell office:value-type="float" office:value="2580.5">
            <text:p>2580.5</text:p>
          </table:table-cell>
          <table:table-cell office:value-type="float" office:value="742.83">
            <text:p>742.83</text:p>
          </table:table-cell>
          <table:table-cell office:value-type="float" office:value="2031.1">
            <text:p>2031.1</text:p>
          </table:table-cell>
          <table:table-cell office:value-type="float" office:value="2773.9">
            <text:p>2773.9</text:p>
          </table:table-cell>
          <table:table-cell office:value-type="float" office:value="2.0946">
            <text:p>2.0946</text:p>
          </table:table-cell>
          <table:table-cell office:value-type="float" office:value="6.6226">
            <text:p>6.62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.9">
            <text:p>179.9</text:p>
          </table:table-cell>
          <table:table-cell office:value-type="float" office:value="0.0011273">
            <text:p>0.0011273</text:p>
          </table:table-cell>
          <table:table-cell office:value-type="float" office:value="0.1944">
            <text:p>0.1944</text:p>
          </table:table-cell>
          <table:table-cell office:value-type="float" office:value="761.68">
            <text:p>761.68</text:p>
          </table:table-cell>
          <table:table-cell office:value-type="float" office:value="2583.6">
            <text:p>2583.6</text:p>
          </table:table-cell>
          <table:table-cell office:value-type="float" office:value="762.81">
            <text:p>762.81</text:p>
          </table:table-cell>
          <table:table-cell office:value-type="float" office:value="2015.3">
            <text:p>2015.3</text:p>
          </table:table-cell>
          <table:table-cell office:value-type="float" office:value="2778.1">
            <text:p>2778.1</text:p>
          </table:table-cell>
          <table:table-cell office:value-type="float" office:value="2.1387">
            <text:p>2.1387</text:p>
          </table:table-cell>
          <table:table-cell office:value-type="float" office:value="6.5863">
            <text:p>6.5863</text:p>
          </table:table-cell>
        </table:table-row>
        <table:table-row table:style-name="ro1">
          <table:table-cell office:value-type="float" office:value="10.02">
            <text:p>10.02</text:p>
          </table:table-cell>
          <table:table-cell office:value-type="float" office:value="180">
            <text:p>180</text:p>
          </table:table-cell>
          <table:table-cell office:value-type="float" office:value="0.0011274">
            <text:p>0.0011274</text:p>
          </table:table-cell>
          <table:table-cell office:value-type="float" office:value="0.1941">
            <text:p>0.1941</text:p>
          </table:table-cell>
          <table:table-cell office:value-type="float" office:value="762.09">
            <text:p>762.09</text:p>
          </table:table-cell>
          <table:table-cell office:value-type="float" office:value="2583.7">
            <text:p>2583.7</text:p>
          </table:table-cell>
          <table:table-cell office:value-type="float" office:value="763.22">
            <text:p>763.22</text:p>
          </table:table-cell>
          <table:table-cell office:value-type="float" office:value="2015">
            <text:p>2015.0</text:p>
          </table:table-cell>
          <table:table-cell office:value-type="float" office:value="2778.2">
            <text:p>2778.2</text:p>
          </table:table-cell>
          <table:table-cell office:value-type="float" office:value="2.1396">
            <text:p>2.1396</text:p>
          </table:table-cell>
          <table:table-cell office:value-type="float" office:value="6.5857">
            <text:p>6.5857</text:p>
          </table:table-cell>
        </table:table-row>
        <table:table-row table:style-name="ro1">
          <table:table-cell office:value-type="float" office:value="12.54">
            <text:p>12.54</text:p>
          </table:table-cell>
          <table:table-cell office:value-type="float" office:value="190">
            <text:p>190</text:p>
          </table:table-cell>
          <table:table-cell office:value-type="float" office:value="0.0011414">
            <text:p>0.0011414</text:p>
          </table:table-cell>
          <table:table-cell office:value-type="float" office:value="0.1565">
            <text:p>0.1565</text:p>
          </table:table-cell>
          <table:table-cell office:value-type="float" office:value="806.19">
            <text:p>806.19</text:p>
          </table:table-cell>
          <table:table-cell office:value-type="float" office:value="2590">
            <text:p>2590.0</text:p>
          </table:table-cell>
          <table:table-cell office:value-type="float" office:value="807.62">
            <text:p>807.62</text:p>
          </table:table-cell>
          <table:table-cell office:value-type="float" office:value="1978.8">
            <text:p>1978.8</text:p>
          </table:table-cell>
          <table:table-cell office:value-type="float" office:value="2786.4">
            <text:p>2786.4</text:p>
          </table:table-cell>
          <table:table-cell office:value-type="float" office:value="2.2359">
            <text:p>2.2359</text:p>
          </table:table-cell>
          <table:table-cell office:value-type="float" office:value="6.5079">
            <text:p>6.50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8.3">
            <text:p>198.3</text:p>
          </table:table-cell>
          <table:table-cell office:value-type="float" office:value="0.0011539">
            <text:p>0.0011539</text:p>
          </table:table-cell>
          <table:table-cell office:value-type="float" office:value="0.1318">
            <text:p>0.1318</text:p>
          </table:table-cell>
          <table:table-cell office:value-type="float" office:value="843.16">
            <text:p>843.16</text:p>
          </table:table-cell>
          <table:table-cell office:value-type="float" office:value="2594.5">
            <text:p>2594.5</text:p>
          </table:table-cell>
          <table:table-cell office:value-type="float" office:value="844.84">
            <text:p>844.84</text:p>
          </table:table-cell>
          <table:table-cell office:value-type="float" office:value="1947.3">
            <text:p>1947.3</text:p>
          </table:table-cell>
          <table:table-cell office:value-type="float" office:value="2792.2">
            <text:p>2792.2</text:p>
          </table:table-cell>
          <table:table-cell office:value-type="float" office:value="2.315">
            <text:p>2.3150</text:p>
          </table:table-cell>
          <table:table-cell office:value-type="float" office:value="6.4448">
            <text:p>6.4448</text:p>
          </table:table-cell>
        </table:table-row>
        <table:table-row table:style-name="ro1">
          <table:table-cell office:value-type="float" office:value="15.54">
            <text:p>15.54</text:p>
          </table:table-cell>
          <table:table-cell office:value-type="float" office:value="200">
            <text:p>200</text:p>
          </table:table-cell>
          <table:table-cell office:value-type="float" office:value="0.0011565">
            <text:p>0.0011565</text:p>
          </table:table-cell>
          <table:table-cell office:value-type="float" office:value="0.1274">
            <text:p>0.1274</text:p>
          </table:table-cell>
          <table:table-cell office:value-type="float" office:value="850.65">
            <text:p>850.65</text:p>
          </table:table-cell>
          <table:table-cell office:value-type="float" office:value="2595.3">
            <text:p>2595.3</text:p>
          </table:table-cell>
          <table:table-cell office:value-type="float" office:value="852.45">
            <text:p>852.45</text:p>
          </table:table-cell>
          <table:table-cell office:value-type="float" office:value="1940.7">
            <text:p>1940.7</text:p>
          </table:table-cell>
          <table:table-cell office:value-type="float" office:value="2793.2">
            <text:p>2793.2</text:p>
          </table:table-cell>
          <table:table-cell office:value-type="float" office:value="2.3309">
            <text:p>2.3309</text:p>
          </table:table-cell>
          <table:table-cell office:value-type="float" office:value="6.4323">
            <text:p>6.4323</text:p>
          </table:table-cell>
        </table:table-row>
        <table:table-row table:style-name="ro1">
          <table:table-cell office:value-type="float" office:value="19.06">
            <text:p>19.06</text:p>
          </table:table-cell>
          <table:table-cell office:value-type="float" office:value="210">
            <text:p>210</text:p>
          </table:table-cell>
          <table:table-cell office:value-type="float" office:value="0.0011726">
            <text:p>0.0011726</text:p>
          </table:table-cell>
          <table:table-cell office:value-type="float" office:value="0.1044">
            <text:p>0.1044</text:p>
          </table:table-cell>
          <table:table-cell office:value-type="float" office:value="895.53">
            <text:p>895.53</text:p>
          </table:table-cell>
          <table:table-cell office:value-type="float" office:value="2599.5">
            <text:p>2599.5</text:p>
          </table:table-cell>
          <table:table-cell office:value-type="float" office:value="897.76">
            <text:p>897.76</text:p>
          </table:table-cell>
          <table:table-cell office:value-type="float" office:value="1900.7">
            <text:p>1900.7</text:p>
          </table:table-cell>
          <table:table-cell office:value-type="float" office:value="2798.5">
            <text:p>2798.5</text:p>
          </table:table-cell>
          <table:table-cell office:value-type="float" office:value="2.4248">
            <text:p>2.4248</text:p>
          </table:table-cell>
          <table:table-cell office:value-type="float" office:value="6.3585">
            <text:p>6.35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.4">
            <text:p>212.4</text:p>
          </table:table-cell>
          <table:table-cell office:value-type="float" office:value="0.0011767">
            <text:p>0.0011767</text:p>
          </table:table-cell>
          <table:table-cell office:value-type="float" office:value="0.09963">
            <text:p>0.09963</text:p>
          </table:table-cell>
          <table:table-cell office:value-type="float" office:value="906.44">
            <text:p>906.44</text:p>
          </table:table-cell>
          <table:table-cell office:value-type="float" office:value="2600.3">
            <text:p>2600.3</text:p>
          </table:table-cell>
          <table:table-cell office:value-type="float" office:value="908.79">
            <text:p>908.79</text:p>
          </table:table-cell>
          <table:table-cell office:value-type="float" office:value="1890.7">
            <text:p>1890.7</text:p>
          </table:table-cell>
          <table:table-cell office:value-type="float" office:value="2799.5">
            <text:p>2799.5</text:p>
          </table:table-cell>
          <table:table-cell office:value-type="float" office:value="2.4474">
            <text:p>2.4474</text:p>
          </table:table-cell>
          <table:table-cell office:value-type="float" office:value="6.3409">
            <text:p>6.3409</text:p>
          </table:table-cell>
        </table:table-row>
        <table:table-row table:style-name="ro1">
          <table:table-cell office:value-type="float" office:value="23.18">
            <text:p>23.18</text:p>
          </table:table-cell>
          <table:table-cell office:value-type="float" office:value="220">
            <text:p>220</text:p>
          </table:table-cell>
          <table:table-cell office:value-type="float" office:value="0.00119">
            <text:p>0.0011900</text:p>
          </table:table-cell>
          <table:table-cell office:value-type="float" office:value="0.08619">
            <text:p>0.08619</text:p>
          </table:table-cell>
          <table:table-cell office:value-type="float" office:value="940.87">
            <text:p>940.87</text:p>
          </table:table-cell>
          <table:table-cell office:value-type="float" office:value="2602.4">
            <text:p>2602.4</text:p>
          </table:table-cell>
          <table:table-cell office:value-type="float" office:value="943.62">
            <text:p>943.62</text:p>
          </table:table-cell>
          <table:table-cell office:value-type="float" office:value="1858.5">
            <text:p>1858.5</text:p>
          </table:table-cell>
          <table:table-cell office:value-type="float" office:value="2802.1">
            <text:p>2802.1</text:p>
          </table:table-cell>
          <table:table-cell office:value-type="float" office:value="2.5178">
            <text:p>2.5178</text:p>
          </table:table-cell>
          <table:table-cell office:value-type="float" office:value="6.2861">
            <text:p>6.28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4">
            <text:p>224</text:p>
          </table:table-cell>
          <table:table-cell office:value-type="float" office:value="0.0011973">
            <text:p>0.0011973</text:p>
          </table:table-cell>
          <table:table-cell office:value-type="float" office:value="0.07998">
            <text:p>0.07998</text:p>
          </table:table-cell>
          <table:table-cell office:value-type="float" office:value="959.11">
            <text:p>959.11</text:p>
          </table:table-cell>
          <table:table-cell office:value-type="float" office:value="2603.1">
            <text:p>2603.1</text:p>
          </table:table-cell>
          <table:table-cell office:value-type="float" office:value="962.11">
            <text:p>962.11</text:p>
          </table:table-cell>
          <table:table-cell office:value-type="float" office:value="1841">
            <text:p>1841.0</text:p>
          </table:table-cell>
          <table:table-cell office:value-type="float" office:value="2803.1">
            <text:p>2803.1</text:p>
          </table:table-cell>
          <table:table-cell office:value-type="float" office:value="2.5547">
            <text:p>2.5547</text:p>
          </table:table-cell>
          <table:table-cell office:value-type="float" office:value="6.2575">
            <text:p>6.2575</text:p>
          </table:table-cell>
        </table:table-row>
        <table:table-row table:style-name="ro1">
          <table:table-cell office:value-type="float" office:value="27.95">
            <text:p>27.95</text:p>
          </table:table-cell>
          <table:table-cell office:value-type="float" office:value="230">
            <text:p>230</text:p>
          </table:table-cell>
          <table:table-cell office:value-type="float" office:value="0.0012088">
            <text:p>0.0012088</text:p>
          </table:table-cell>
          <table:table-cell office:value-type="float" office:value="0.07158">
            <text:p>0.07158</text:p>
          </table:table-cell>
          <table:table-cell office:value-type="float" office:value="986.74">
            <text:p>986.74</text:p>
          </table:table-cell>
          <table:table-cell office:value-type="float" office:value="2603.9">
            <text:p>2603.9</text:p>
          </table:table-cell>
          <table:table-cell office:value-type="float" office:value="990.12">
            <text:p>990.12</text:p>
          </table:table-cell>
          <table:table-cell office:value-type="float" office:value="1813.8">
            <text:p>1813.8</text:p>
          </table:table-cell>
          <table:table-cell office:value-type="float" office:value="2804">
            <text:p>2804.0</text:p>
          </table:table-cell>
          <table:table-cell office:value-type="float" office:value="2.6099">
            <text:p>2.6099</text:p>
          </table:table-cell>
          <table:table-cell office:value-type="float" office:value="6.2146">
            <text:p>6.21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3.9">
            <text:p>233.9</text:p>
          </table:table-cell>
          <table:table-cell office:value-type="float" office:value="0.0012165">
            <text:p>0.0012165</text:p>
          </table:table-cell>
          <table:table-cell office:value-type="float" office:value="0.06668">
            <text:p>0.06668</text:p>
          </table:table-cell>
          <table:table-cell office:value-type="float" office:value="1004.8">
            <text:p>1004.80</text:p>
          </table:table-cell>
          <table:table-cell office:value-type="float" office:value="2604.1">
            <text:p>2604.1</text:p>
          </table:table-cell>
          <table:table-cell office:value-type="float" office:value="1008.4">
            <text:p>1008.40</text:p>
          </table:table-cell>
          <table:table-cell office:value-type="float" office:value="1795.7">
            <text:p>1795.7</text:p>
          </table:table-cell>
          <table:table-cell office:value-type="float" office:value="2804.2">
            <text:p>2804.2</text:p>
          </table:table-cell>
          <table:table-cell office:value-type="float" office:value="2.6457">
            <text:p>2.6457</text:p>
          </table:table-cell>
          <table:table-cell office:value-type="float" office:value="6.1869">
            <text:p>6.1869</text:p>
          </table:table-cell>
        </table:table-row>
        <table:table-row table:style-name="ro1">
          <table:table-cell office:value-type="float" office:value="33.44">
            <text:p>33.44</text:p>
          </table:table-cell>
          <table:table-cell office:value-type="float" office:value="240">
            <text:p>240</text:p>
          </table:table-cell>
          <table:table-cell office:value-type="float" office:value="0.0012291">
            <text:p>0.0012291</text:p>
          </table:table-cell>
          <table:table-cell office:value-type="float" office:value="0.05976">
            <text:p>0.05976</text:p>
          </table:table-cell>
          <table:table-cell office:value-type="float" office:value="1033.2">
            <text:p>1033.20</text:p>
          </table:table-cell>
          <table:table-cell office:value-type="float" office:value="2604">
            <text:p>2604.0</text:p>
          </table:table-cell>
          <table:table-cell office:value-type="float" office:value="1037.3">
            <text:p>1037.30</text:p>
          </table:table-cell>
          <table:table-cell office:value-type="float" office:value="1766.5">
            <text:p>1766.5</text:p>
          </table:table-cell>
          <table:table-cell office:value-type="float" office:value="2803.8">
            <text:p>2803.8</text:p>
          </table:table-cell>
          <table:table-cell office:value-type="float" office:value="2.7015">
            <text:p>2.7015</text:p>
          </table:table-cell>
          <table:table-cell office:value-type="float" office:value="6.1437">
            <text:p>6.143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2.6">
            <text:p>242.6</text:p>
          </table:table-cell>
          <table:table-cell office:value-type="float" office:value="0.0012347">
            <text:p>0.0012347</text:p>
          </table:table-cell>
          <table:table-cell office:value-type="float" office:value="0.05707">
            <text:p>0.05707</text:p>
          </table:table-cell>
          <table:table-cell office:value-type="float" office:value="1045.4">
            <text:p>1045.40</text:p>
          </table:table-cell>
          <table:table-cell office:value-type="float" office:value="2603.7">
            <text:p>2603.7</text:p>
          </table:table-cell>
          <table:table-cell office:value-type="float" office:value="1049.8">
            <text:p>1049.80</text:p>
          </table:table-cell>
          <table:table-cell office:value-type="float" office:value="1753.7">
            <text:p>1753.7</text:p>
          </table:table-cell>
          <table:table-cell office:value-type="float" office:value="2803.4">
            <text:p>2803.4</text:p>
          </table:table-cell>
          <table:table-cell office:value-type="float" office:value="2.7253">
            <text:p>2.7253</text:p>
          </table:table-cell>
          <table:table-cell office:value-type="float" office:value="6.1253">
            <text:p>6.1253</text:p>
          </table:table-cell>
        </table:table-row>
        <table:table-row table:style-name="ro1">
          <table:table-cell office:value-type="float" office:value="39.73">
            <text:p>39.73</text:p>
          </table:table-cell>
          <table:table-cell office:value-type="float" office:value="250">
            <text:p>250</text:p>
          </table:table-cell>
          <table:table-cell office:value-type="float" office:value="0.0012512">
            <text:p>0.0012512</text:p>
          </table:table-cell>
          <table:table-cell office:value-type="float" office:value="0.05013">
            <text:p>0.05013</text:p>
          </table:table-cell>
          <table:table-cell office:value-type="float" office:value="1080.4">
            <text:p>1080.40</text:p>
          </table:table-cell>
          <table:table-cell office:value-type="float" office:value="2602.4">
            <text:p>2602.4</text:p>
          </table:table-cell>
          <table:table-cell office:value-type="float" office:value="1085.4">
            <text:p>1085.40</text:p>
          </table:table-cell>
          <table:table-cell office:value-type="float" office:value="1716.2">
            <text:p>1716.2</text:p>
          </table:table-cell>
          <table:table-cell office:value-type="float" office:value="2801.5">
            <text:p>2801.5</text:p>
          </table:table-cell>
          <table:table-cell office:value-type="float" office:value="2.7927">
            <text:p>2.7927</text:p>
          </table:table-cell>
          <table:table-cell office:value-type="float" office:value="6.073">
            <text:p>6.07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0.4">
            <text:p>250.4</text:p>
          </table:table-cell>
          <table:table-cell office:value-type="float" office:value="0.0012522">
            <text:p>0.0012522</text:p>
          </table:table-cell>
          <table:table-cell office:value-type="float" office:value="0.04978">
            <text:p>0.04978</text:p>
          </table:table-cell>
          <table:table-cell office:value-type="float" office:value="1082.3">
            <text:p>1082.30</text:p>
          </table:table-cell>
          <table:table-cell office:value-type="float" office:value="2602.3">
            <text:p>2602.3</text:p>
          </table:table-cell>
          <table:table-cell office:value-type="float" office:value="1087.3">
            <text:p>1087.30</text:p>
          </table:table-cell>
          <table:table-cell office:value-type="float" office:value="1714.1">
            <text:p>1714.1</text:p>
          </table:table-cell>
          <table:table-cell office:value-type="float" office:value="2801.4">
            <text:p>2801.4</text:p>
          </table:table-cell>
          <table:table-cell office:value-type="float" office:value="2.7964">
            <text:p>2.7964</text:p>
          </table:table-cell>
          <table:table-cell office:value-type="float" office:value="6.0701">
            <text:p>6.07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7.5">
            <text:p>257.5</text:p>
          </table:table-cell>
          <table:table-cell office:value-type="float" office:value="0.0012692">
            <text:p>0.0012692</text:p>
          </table:table-cell>
          <table:table-cell office:value-type="float" office:value="0.04406">
            <text:p>0.04406</text:p>
          </table:table-cell>
          <table:table-cell office:value-type="float" office:value="1116.2">
            <text:p>1116.20</text:p>
          </table:table-cell>
          <table:table-cell office:value-type="float" office:value="2600.1">
            <text:p>2600.1</text:p>
          </table:table-cell>
          <table:table-cell office:value-type="float" office:value="1121.9">
            <text:p>1121.90</text:p>
          </table:table-cell>
          <table:table-cell office:value-type="float" office:value="1676.4">
            <text:p>1676.4</text:p>
          </table:table-cell>
          <table:table-cell office:value-type="float" office:value="2798.3">
            <text:p>2798.3</text:p>
          </table:table-cell>
          <table:table-cell office:value-type="float" office:value="2.861">
            <text:p>2.8610</text:p>
          </table:table-cell>
          <table:table-cell office:value-type="float" office:value="6.0199">
            <text:p>6.0199</text:p>
          </table:table-cell>
        </table:table-row>
        <table:table-row table:style-name="ro1">
          <table:table-cell office:value-type="float" office:value="46.88">
            <text:p>46.88</text:p>
          </table:table-cell>
          <table:table-cell office:value-type="float" office:value="260">
            <text:p>260</text:p>
          </table:table-cell>
          <table:table-cell office:value-type="float" office:value="0.0012755">
            <text:p>0.0012755</text:p>
          </table:table-cell>
          <table:table-cell office:value-type="float" office:value="0.04221">
            <text:p>0.04221</text:p>
          </table:table-cell>
          <table:table-cell office:value-type="float" office:value="1128.4">
            <text:p>1128.40</text:p>
          </table:table-cell>
          <table:table-cell office:value-type="float" office:value="2599">
            <text:p>2599.0</text:p>
          </table:table-cell>
          <table:table-cell office:value-type="float" office:value="1134.4">
            <text:p>1134.40</text:p>
          </table:table-cell>
          <table:table-cell office:value-type="float" office:value="1662.5">
            <text:p>1662.5</text:p>
          </table:table-cell>
          <table:table-cell office:value-type="float" office:value="2796.6">
            <text:p>2796.6</text:p>
          </table:table-cell>
          <table:table-cell office:value-type="float" office:value="2.8838">
            <text:p>2.8838</text:p>
          </table:table-cell>
          <table:table-cell office:value-type="float" office:value="6.0019">
            <text:p>6.00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office:value-type="float" office:value="0.0012859">
            <text:p>0.0012859</text:p>
          </table:table-cell>
          <table:table-cell office:value-type="float" office:value="0.03944">
            <text:p>0.03944</text:p>
          </table:table-cell>
          <table:table-cell office:value-type="float" office:value="1147.8">
            <text:p>1147.80</text:p>
          </table:table-cell>
          <table:table-cell office:value-type="float" office:value="2597.1">
            <text:p>2597.1</text:p>
          </table:table-cell>
          <table:table-cell office:value-type="float" office:value="1154.2">
            <text:p>1154.20</text:p>
          </table:table-cell>
          <table:table-cell office:value-type="float" office:value="1640.1">
            <text:p>1640.1</text:p>
          </table:table-cell>
          <table:table-cell office:value-type="float" office:value="2794.3">
            <text:p>2794.3</text:p>
          </table:table-cell>
          <table:table-cell office:value-type="float" office:value="2.9202">
            <text:p>2.9202</text:p>
          </table:table-cell>
          <table:table-cell office:value-type="float" office:value="5.9734">
            <text:p>5.9734</text:p>
          </table:table-cell>
        </table:table-row>
        <table:table-row table:style-name="ro1">
          <table:table-cell office:value-type="float" office:value="54.99">
            <text:p>54.99</text:p>
          </table:table-cell>
          <table:table-cell office:value-type="float" office:value="270">
            <text:p>270</text:p>
          </table:table-cell>
          <table:table-cell office:value-type="float" office:value="0.0013023">
            <text:p>0.0013023</text:p>
          </table:table-cell>
          <table:table-cell office:value-type="float" office:value="0.03564">
            <text:p>0.03564</text:p>
          </table:table-cell>
          <table:table-cell office:value-type="float" office:value="1177.4">
            <text:p>1177.40</text:p>
          </table:table-cell>
          <table:table-cell office:value-type="float" office:value="2593.7">
            <text:p>2593.7</text:p>
          </table:table-cell>
          <table:table-cell office:value-type="float" office:value="1184.5">
            <text:p>1184.50</text:p>
          </table:table-cell>
          <table:table-cell office:value-type="float" office:value="1605.2">
            <text:p>1605.2</text:p>
          </table:table-cell>
          <table:table-cell office:value-type="float" office:value="2789.7">
            <text:p>2789.7</text:p>
          </table:table-cell>
          <table:table-cell office:value-type="float" office:value="2.9751">
            <text:p>2.9751</text:p>
          </table:table-cell>
          <table:table-cell office:value-type="float" office:value="5.9301">
            <text:p>5.93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5.6">
            <text:p>275.6</text:p>
          </table:table-cell>
          <table:table-cell office:value-type="float" office:value="0.0013187">
            <text:p>0.0013187</text:p>
          </table:table-cell>
          <table:table-cell office:value-type="float" office:value="0.03244">
            <text:p>0.03244</text:p>
          </table:table-cell>
          <table:table-cell office:value-type="float" office:value="1205.4">
            <text:p>1205.40</text:p>
          </table:table-cell>
          <table:table-cell office:value-type="float" office:value="2589.7">
            <text:p>2589.7</text:p>
          </table:table-cell>
          <table:table-cell office:value-type="float" office:value="1213.4">
            <text:p>1213.40</text:p>
          </table:table-cell>
          <table:table-cell office:value-type="float" office:value="1571">
            <text:p>1571.0</text:p>
          </table:table-cell>
          <table:table-cell office:value-type="float" office:value="2784.3">
            <text:p>2784.3</text:p>
          </table:table-cell>
          <table:table-cell office:value-type="float" office:value="3.0267">
            <text:p>3.0267</text:p>
          </table:table-cell>
          <table:table-cell office:value-type="float" office:value="5.8892">
            <text:p>5.8892</text:p>
          </table:table-cell>
        </table:table-row>
        <table:table-row table:style-name="ro1">
          <table:table-cell office:value-type="float" office:value="64.12">
            <text:p>64.12</text:p>
          </table:table-cell>
          <table:table-cell office:value-type="float" office:value="280">
            <text:p>280</text:p>
          </table:table-cell>
          <table:table-cell office:value-type="float" office:value="0.0013321">
            <text:p>0.0013321</text:p>
          </table:table-cell>
          <table:table-cell office:value-type="float" office:value="0.03017">
            <text:p>0.03017</text:p>
          </table:table-cell>
          <table:table-cell office:value-type="float" office:value="1227.5">
            <text:p>1227.50</text:p>
          </table:table-cell>
          <table:table-cell office:value-type="float" office:value="2586.1">
            <text:p>2586.1</text:p>
          </table:table-cell>
          <table:table-cell office:value-type="float" office:value="1236">
            <text:p>1236.00</text:p>
          </table:table-cell>
          <table:table-cell office:value-type="float" office:value="1543.6">
            <text:p>1543.6</text:p>
          </table:table-cell>
          <table:table-cell office:value-type="float" office:value="2779.6">
            <text:p>2779.6</text:p>
          </table:table-cell>
          <table:table-cell office:value-type="float" office:value="3.0668">
            <text:p>3.0668</text:p>
          </table:table-cell>
          <table:table-cell office:value-type="float" office:value="5.8571">
            <text:p>5.85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.9">
            <text:p>285.9</text:p>
          </table:table-cell>
          <table:table-cell office:value-type="float" office:value="0.0013513">
            <text:p>0.0013513</text:p>
          </table:table-cell>
          <table:table-cell office:value-type="float" office:value="0.02737">
            <text:p>0.02737</text:p>
          </table:table-cell>
          <table:table-cell office:value-type="float" office:value="1257.6">
            <text:p>1257.60</text:p>
          </table:table-cell>
          <table:table-cell office:value-type="float" office:value="2580.5">
            <text:p>2580.5</text:p>
          </table:table-cell>
          <table:table-cell office:value-type="float" office:value="1267">
            <text:p>1267.00</text:p>
          </table:table-cell>
          <table:table-cell office:value-type="float" office:value="1505.1">
            <text:p>1505.1</text:p>
          </table:table-cell>
          <table:table-cell office:value-type="float" office:value="2772.1">
            <text:p>2772.1</text:p>
          </table:table-cell>
          <table:table-cell office:value-type="float" office:value="3.1211">
            <text:p>3.1211</text:p>
          </table:table-cell>
          <table:table-cell office:value-type="float" office:value="5.8133">
            <text:p>5.8133</text:p>
          </table:table-cell>
        </table:table-row>
        <table:table-row table:style-name="ro1">
          <table:table-cell office:value-type="float" office:value="74.36">
            <text:p>74.36</text:p>
          </table:table-cell>
          <table:table-cell office:value-type="float" office:value="290">
            <text:p>290</text:p>
          </table:table-cell>
          <table:table-cell office:value-type="float" office:value="0.0013656">
            <text:p>0.0013656</text:p>
          </table:table-cell>
          <table:table-cell office:value-type="float" office:value="0.02557">
            <text:p>0.02557</text:p>
          </table:table-cell>
          <table:table-cell office:value-type="float" office:value="1278.9">
            <text:p>1278.90</text:p>
          </table:table-cell>
          <table:table-cell office:value-type="float" office:value="2576">
            <text:p>2576.0</text:p>
          </table:table-cell>
          <table:table-cell office:value-type="float" office:value="1289.1">
            <text:p>1289.10</text:p>
          </table:table-cell>
          <table:table-cell office:value-type="float" office:value="1477.1">
            <text:p>1477.1</text:p>
          </table:table-cell>
          <table:table-cell office:value-type="float" office:value="2766.2">
            <text:p>2766.2</text:p>
          </table:table-cell>
          <table:table-cell office:value-type="float" office:value="3.1594">
            <text:p>3.1594</text:p>
          </table:table-cell>
          <table:table-cell office:value-type="float" office:value="5.7821">
            <text:p>5.78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5.1">
            <text:p>295.1</text:p>
          </table:table-cell>
          <table:table-cell office:value-type="float" office:value="0.0013842">
            <text:p>0.0013842</text:p>
          </table:table-cell>
          <table:table-cell office:value-type="float" office:value="0.02352">
            <text:p>0.02352</text:p>
          </table:table-cell>
          <table:table-cell office:value-type="float" office:value="1305.6">
            <text:p>1305.60</text:p>
          </table:table-cell>
          <table:table-cell office:value-type="float" office:value="2569.8">
            <text:p>2569.8</text:p>
          </table:table-cell>
          <table:table-cell office:value-type="float" office:value="1316.6">
            <text:p>1316.60</text:p>
          </table:table-cell>
          <table:table-cell office:value-type="float" office:value="1441.3">
            <text:p>1441.3</text:p>
          </table:table-cell>
          <table:table-cell office:value-type="float" office:value="2758">
            <text:p>2758.0</text:p>
          </table:table-cell>
          <table:table-cell office:value-type="float" office:value="3.2068">
            <text:p>3.2068</text:p>
          </table:table-cell>
          <table:table-cell office:value-type="float" office:value="5.7432">
            <text:p>5.7432</text:p>
          </table:table-cell>
        </table:table-row>
        <table:table-row table:style-name="ro1">
          <table:table-cell office:value-type="float" office:value="85.81">
            <text:p>85.81</text:p>
          </table:table-cell>
          <table:table-cell office:value-type="float" office:value="300">
            <text:p>300</text:p>
          </table:table-cell>
          <table:table-cell office:value-type="float" office:value="0.0014036">
            <text:p>0.0014036</text:p>
          </table:table-cell>
          <table:table-cell office:value-type="float" office:value="0.02167">
            <text:p>0.02167</text:p>
          </table:table-cell>
          <table:table-cell office:value-type="float" office:value="1332">
            <text:p>1332.00</text:p>
          </table:table-cell>
          <table:table-cell office:value-type="float" office:value="2563">
            <text:p>2563.0</text:p>
          </table:table-cell>
          <table:table-cell office:value-type="float" office:value="1344">
            <text:p>1344.00</text:p>
          </table:table-cell>
          <table:table-cell office:value-type="float" office:value="1404.9">
            <text:p>1404.9</text:p>
          </table:table-cell>
          <table:table-cell office:value-type="float" office:value="2749">
            <text:p>2749.0</text:p>
          </table:table-cell>
          <table:table-cell office:value-type="float" office:value="3.2534">
            <text:p>3.2534</text:p>
          </table:table-cell>
          <table:table-cell office:value-type="float" office:value="5.7045">
            <text:p>5.70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3.4">
            <text:p>303.4</text:p>
          </table:table-cell>
          <table:table-cell office:value-type="float" office:value="0.0014178">
            <text:p>0.0014178</text:p>
          </table:table-cell>
          <table:table-cell office:value-type="float" office:value="0.02048">
            <text:p>0.02048</text:p>
          </table:table-cell>
          <table:table-cell office:value-type="float" office:value="1350.5">
            <text:p>1350.50</text:p>
          </table:table-cell>
          <table:table-cell office:value-type="float" office:value="2557.8">
            <text:p>2557.8</text:p>
          </table:table-cell>
          <table:table-cell office:value-type="float" office:value="1363.3">
            <text:p>1363.30</text:p>
          </table:table-cell>
          <table:table-cell office:value-type="float" office:value="1378.9">
            <text:p>1378.9</text:p>
          </table:table-cell>
          <table:table-cell office:value-type="float" office:value="2742.1">
            <text:p>2742.1</text:p>
          </table:table-cell>
          <table:table-cell office:value-type="float" office:value="3.2858">
            <text:p>3.2858</text:p>
          </table:table-cell>
          <table:table-cell office:value-type="float" office:value="5.6772">
            <text:p>5.67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1.1">
            <text:p>311.1</text:p>
          </table:table-cell>
          <table:table-cell office:value-type="float" office:value="0.0014524">
            <text:p>0.0014524</text:p>
          </table:table-cell>
          <table:table-cell office:value-type="float" office:value="0.01803">
            <text:p>0.01803</text:p>
          </table:table-cell>
          <table:table-cell office:value-type="float" office:value="1393">
            <text:p>1393.00</text:p>
          </table:table-cell>
          <table:table-cell office:value-type="float" office:value="2544.4">
            <text:p>2544.4</text:p>
          </table:table-cell>
          <table:table-cell office:value-type="float" office:value="1407.6">
            <text:p>1407.60</text:p>
          </table:table-cell>
          <table:table-cell office:value-type="float" office:value="1317.1">
            <text:p>1317.1</text:p>
          </table:table-cell>
          <table:table-cell office:value-type="float" office:value="2724.7">
            <text:p>2724.7</text:p>
          </table:table-cell>
          <table:table-cell office:value-type="float" office:value="3.3596">
            <text:p>3.3596</text:p>
          </table:table-cell>
          <table:table-cell office:value-type="float" office:value="5.6141">
            <text:p>5.614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18.2">
            <text:p>318.2</text:p>
          </table:table-cell>
          <table:table-cell office:value-type="float" office:value="0.0014886">
            <text:p>0.0014886</text:p>
          </table:table-cell>
          <table:table-cell office:value-type="float" office:value="0.01599">
            <text:p>0.01599</text:p>
          </table:table-cell>
          <table:table-cell office:value-type="float" office:value="1433.7">
            <text:p>1433.70</text:p>
          </table:table-cell>
          <table:table-cell office:value-type="float" office:value="2529.8">
            <text:p>2529.8</text:p>
          </table:table-cell>
          <table:table-cell office:value-type="float" office:value="1450.1">
            <text:p>1450.10</text:p>
          </table:table-cell>
          <table:table-cell office:value-type="float" office:value="1255.5">
            <text:p>1255.5</text:p>
          </table:table-cell>
          <table:table-cell office:value-type="float" office:value="2705.6">
            <text:p>2705.6</text:p>
          </table:table-cell>
          <table:table-cell office:value-type="float" office:value="3.4295">
            <text:p>3.4295</text:p>
          </table:table-cell>
          <table:table-cell office:value-type="float" office:value="5.5527">
            <text:p>5.5527</text:p>
          </table:table-cell>
        </table:table-row>
        <table:table-row table:style-name="ro1">
          <table:table-cell office:value-type="float" office:value="112.7">
            <text:p>112.7</text:p>
          </table:table-cell>
          <table:table-cell office:value-type="float" office:value="320">
            <text:p>320</text:p>
          </table:table-cell>
          <table:table-cell office:value-type="float" office:value="0.0014988">
            <text:p>0.0014988</text:p>
          </table:table-cell>
          <table:table-cell office:value-type="float" office:value="0.01549">
            <text:p>0.01549</text:p>
          </table:table-cell>
          <table:table-cell office:value-type="float" office:value="1444.6">
            <text:p>1444.60</text:p>
          </table:table-cell>
          <table:table-cell office:value-type="float" office:value="2525.5">
            <text:p>2525.5</text:p>
          </table:table-cell>
          <table:table-cell office:value-type="float" office:value="1461.5">
            <text:p>1461.50</text:p>
          </table:table-cell>
          <table:table-cell office:value-type="float" office:value="1238.6">
            <text:p>1238.6</text:p>
          </table:table-cell>
          <table:table-cell office:value-type="float" office:value="2700.1">
            <text:p>2700.1</text:p>
          </table:table-cell>
          <table:table-cell office:value-type="float" office:value="3.448">
            <text:p>3.4480</text:p>
          </table:table-cell>
          <table:table-cell office:value-type="float" office:value="5.5362">
            <text:p>5.53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4.8">
            <text:p>324.8</text:p>
          </table:table-cell>
          <table:table-cell office:value-type="float" office:value="0.0015267">
            <text:p>0.0015267</text:p>
          </table:table-cell>
          <table:table-cell office:value-type="float" office:value="0.01426">
            <text:p>0.01426</text:p>
          </table:table-cell>
          <table:table-cell office:value-type="float" office:value="1473">
            <text:p>1473.00</text:p>
          </table:table-cell>
          <table:table-cell office:value-type="float" office:value="2513.7">
            <text:p>2513.7</text:p>
          </table:table-cell>
          <table:table-cell office:value-type="float" office:value="1491.3">
            <text:p>1491.30</text:p>
          </table:table-cell>
          <table:table-cell office:value-type="float" office:value="1193.6">
            <text:p>1193.6</text:p>
          </table:table-cell>
          <table:table-cell office:value-type="float" office:value="2684.9">
            <text:p>2684.9</text:p>
          </table:table-cell>
          <table:table-cell office:value-type="float" office:value="3.4962">
            <text:p>3.4962</text:p>
          </table:table-cell>
          <table:table-cell office:value-type="float" office:value="5.4924">
            <text:p>5.49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30.9">
            <text:p>330.9</text:p>
          </table:table-cell>
          <table:table-cell office:value-type="float" office:value="0.0015671">
            <text:p>0.0015671</text:p>
          </table:table-cell>
          <table:table-cell office:value-type="float" office:value="0.01278">
            <text:p>0.01278</text:p>
          </table:table-cell>
          <table:table-cell office:value-type="float" office:value="1511.1">
            <text:p>1511.10</text:p>
          </table:table-cell>
          <table:table-cell office:value-type="float" office:value="2496.1">
            <text:p>2496.1</text:p>
          </table:table-cell>
          <table:table-cell office:value-type="float" office:value="1531.5">
            <text:p>1531.50</text:p>
          </table:table-cell>
          <table:table-cell office:value-type="float" office:value="1130.7">
            <text:p>1130.7</text:p>
          </table:table-cell>
          <table:table-cell office:value-type="float" office:value="2662.2">
            <text:p>2662.2</text:p>
          </table:table-cell>
          <table:table-cell office:value-type="float" office:value="3.5606">
            <text:p>3.5606</text:p>
          </table:table-cell>
          <table:table-cell office:value-type="float" office:value="5.4323">
            <text:p>5.43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36.8">
            <text:p>336.8</text:p>
          </table:table-cell>
          <table:table-cell office:value-type="float" office:value="0.0016107">
            <text:p>0.0016107</text:p>
          </table:table-cell>
          <table:table-cell office:value-type="float" office:value="0.01149">
            <text:p>0.01149</text:p>
          </table:table-cell>
          <table:table-cell office:value-type="float" office:value="1548.6">
            <text:p>1548.60</text:p>
          </table:table-cell>
          <table:table-cell office:value-type="float" office:value="2476.8">
            <text:p>2476.8</text:p>
          </table:table-cell>
          <table:table-cell office:value-type="float" office:value="1571.1">
            <text:p>1571.10</text:p>
          </table:table-cell>
          <table:table-cell office:value-type="float" office:value="1066.5">
            <text:p>1066.5</text:p>
          </table:table-cell>
          <table:table-cell office:value-type="float" office:value="2637.6">
            <text:p>2637.6</text:p>
          </table:table-cell>
          <table:table-cell office:value-type="float" office:value="3.6232">
            <text:p>3.6232</text:p>
          </table:table-cell>
          <table:table-cell office:value-type="float" office:value="5.3717">
            <text:p>5.3717</text:p>
          </table:table-cell>
        </table:table-row>
        <table:table-row table:style-name="ro1">
          <table:table-cell office:value-type="float" office:value="145.9">
            <text:p>145.9</text:p>
          </table:table-cell>
          <table:table-cell office:value-type="float" office:value="340">
            <text:p>340</text:p>
          </table:table-cell>
          <table:table-cell office:value-type="float" office:value="0.0016379">
            <text:p>0.0016379</text:p>
          </table:table-cell>
          <table:table-cell office:value-type="float" office:value="0.0108">
            <text:p>0.0108</text:p>
          </table:table-cell>
          <table:table-cell office:value-type="float" office:value="1570.3">
            <text:p>1570.30</text:p>
          </table:table-cell>
          <table:table-cell office:value-type="float" office:value="2464.6">
            <text:p>2464.6</text:p>
          </table:table-cell>
          <table:table-cell office:value-type="float" office:value="1594.2">
            <text:p>1594.20</text:p>
          </table:table-cell>
          <table:table-cell office:value-type="float" office:value="1027.9">
            <text:p>1027.9</text:p>
          </table:table-cell>
          <table:table-cell office:value-type="float" office:value="2622">
            <text:p>2622.0</text:p>
          </table:table-cell>
          <table:table-cell office:value-type="float" office:value="3.6594">
            <text:p>3.6594</text:p>
          </table:table-cell>
          <table:table-cell office:value-type="float" office:value="5.3357">
            <text:p>5.335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42.2">
            <text:p>342.2</text:p>
          </table:table-cell>
          <table:table-cell office:value-type="float" office:value="0.0016581">
            <text:p>0.0016581</text:p>
          </table:table-cell>
          <table:table-cell office:value-type="float" office:value="0.01034">
            <text:p>0.01034</text:p>
          </table:table-cell>
          <table:table-cell office:value-type="float" office:value="1585.6">
            <text:p>1585.60</text:p>
          </table:table-cell>
          <table:table-cell office:value-type="float" office:value="2455.5">
            <text:p>2455.5</text:p>
          </table:table-cell>
          <table:table-cell office:value-type="float" office:value="1610.5">
            <text:p>1610.50</text:p>
          </table:table-cell>
          <table:table-cell office:value-type="float" office:value="1000">
            <text:p>1000.0</text:p>
          </table:table-cell>
          <table:table-cell office:value-type="float" office:value="2610.5">
            <text:p>2610.5</text:p>
          </table:table-cell>
          <table:table-cell office:value-type="float" office:value="3.6848">
            <text:p>3.6848</text:p>
          </table:table-cell>
          <table:table-cell office:value-type="float" office:value="5.3098">
            <text:p>5.309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7.4">
            <text:p>347.4</text:p>
          </table:table-cell>
          <table:table-cell office:value-type="float" office:value="0.0017107">
            <text:p>0.0017107</text:p>
          </table:table-cell>
          <table:table-cell office:value-type="float" office:value="0.009306">
            <text:p>0.009306</text:p>
          </table:table-cell>
          <table:table-cell office:value-type="float" office:value="1622.7">
            <text:p>1622.70</text:p>
          </table:table-cell>
          <table:table-cell office:value-type="float" office:value="2431.7">
            <text:p>2431.7</text:p>
          </table:table-cell>
          <table:table-cell office:value-type="float" office:value="1650.1">
            <text:p>1650.10</text:p>
          </table:table-cell>
          <table:table-cell office:value-type="float" office:value="930.6">
            <text:p>930.6</text:p>
          </table:table-cell>
          <table:table-cell office:value-type="float" office:value="2580.6">
            <text:p>2580.6</text:p>
          </table:table-cell>
          <table:table-cell office:value-type="float" office:value="3.7461">
            <text:p>3.7461</text:p>
          </table:table-cell>
          <table:table-cell office:value-type="float" office:value="5.2455">
            <text:p>5.245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52.4">
            <text:p>352.4</text:p>
          </table:table-cell>
          <table:table-cell office:value-type="float" office:value="0.0017702">
            <text:p>0.0017702</text:p>
          </table:table-cell>
          <table:table-cell office:value-type="float" office:value="0.008364">
            <text:p>0.008364</text:p>
          </table:table-cell>
          <table:table-cell office:value-type="float" office:value="1660.2">
            <text:p>1660.20</text:p>
          </table:table-cell>
          <table:table-cell office:value-type="float" office:value="2405">
            <text:p>2405.0</text:p>
          </table:table-cell>
          <table:table-cell office:value-type="float" office:value="1690.3">
            <text:p>1690.30</text:p>
          </table:table-cell>
          <table:table-cell office:value-type="float" office:value="856.9">
            <text:p>856.9</text:p>
          </table:table-cell>
          <table:table-cell office:value-type="float" office:value="2547.2">
            <text:p>2547.2</text:p>
          </table:table-cell>
          <table:table-cell office:value-type="float" office:value="3.8079">
            <text:p>3.8079</text:p>
          </table:table-cell>
          <table:table-cell office:value-type="float" office:value="5.1777">
            <text:p>5.17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7.1">
            <text:p>357.1</text:p>
          </table:table-cell>
          <table:table-cell office:value-type="float" office:value="0.0018397">
            <text:p>0.0018397</text:p>
          </table:table-cell>
          <table:table-cell office:value-type="float" office:value="0.007489">
            <text:p>0.007489</text:p>
          </table:table-cell>
          <table:table-cell office:value-type="float" office:value="1698.9">
            <text:p>1698.90</text:p>
          </table:table-cell>
          <table:table-cell office:value-type="float" office:value="2374.3">
            <text:p>2374.3</text:p>
          </table:table-cell>
          <table:table-cell office:value-type="float" office:value="1732">
            <text:p>1732.00</text:p>
          </table:table-cell>
          <table:table-cell office:value-type="float" office:value="777.1">
            <text:p>777.1</text:p>
          </table:table-cell>
          <table:table-cell office:value-type="float" office:value="2509.1">
            <text:p>2509.1</text:p>
          </table:table-cell>
          <table:table-cell office:value-type="float" office:value="3.8715">
            <text:p>3.8715</text:p>
          </table:table-cell>
          <table:table-cell office:value-type="float" office:value="5.1044">
            <text:p>5.1044</text:p>
          </table:table-cell>
        </table:table-row>
        <table:table-row table:style-name="ro1">
          <table:table-cell office:value-type="float" office:value="186.5">
            <text:p>186.5</text:p>
          </table:table-cell>
          <table:table-cell office:value-type="float" office:value="360">
            <text:p>360</text:p>
          </table:table-cell>
          <table:table-cell office:value-type="float" office:value="0.0018925">
            <text:p>0.0018925</text:p>
          </table:table-cell>
          <table:table-cell office:value-type="float" office:value="0.006945">
            <text:p>0.006945</text:p>
          </table:table-cell>
          <table:table-cell office:value-type="float" office:value="1725.2">
            <text:p>1725.20</text:p>
          </table:table-cell>
          <table:table-cell office:value-type="float" office:value="2351.5">
            <text:p>2351.5</text:p>
          </table:table-cell>
          <table:table-cell office:value-type="float" office:value="1760.5">
            <text:p>1760.50</text:p>
          </table:table-cell>
          <table:table-cell office:value-type="float" office:value="720.5">
            <text:p>720.5</text:p>
          </table:table-cell>
          <table:table-cell office:value-type="float" office:value="2481">
            <text:p>2481.0</text:p>
          </table:table-cell>
          <table:table-cell office:value-type="float" office:value="3.9147">
            <text:p>3.9147</text:p>
          </table:table-cell>
          <table:table-cell office:value-type="float" office:value="5.0526">
            <text:p>5.052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1.5">
            <text:p>361.5</text:p>
          </table:table-cell>
          <table:table-cell office:value-type="float" office:value="0.0019243">
            <text:p>0.0019243</text:p>
          </table:table-cell>
          <table:table-cell office:value-type="float" office:value="0.006657">
            <text:p>0.006657</text:p>
          </table:table-cell>
          <table:table-cell office:value-type="float" office:value="1739.9">
            <text:p>1739.90</text:p>
          </table:table-cell>
          <table:table-cell office:value-type="float" office:value="2338.1">
            <text:p>2338.1</text:p>
          </table:table-cell>
          <table:table-cell office:value-type="float" office:value="1776.5">
            <text:p>1776.50</text:p>
          </table:table-cell>
          <table:table-cell office:value-type="float" office:value="688">
            <text:p>688.0</text:p>
          </table:table-cell>
          <table:table-cell office:value-type="float" office:value="2464.5">
            <text:p>2464.5</text:p>
          </table:table-cell>
          <table:table-cell office:value-type="float" office:value="3.9388">
            <text:p>3.9388</text:p>
          </table:table-cell>
          <table:table-cell office:value-type="float" office:value="5.0228">
            <text:p>5.02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5.8">
            <text:p>365.8</text:p>
          </table:table-cell>
          <table:table-cell office:value-type="float" office:value="0.002036">
            <text:p>0.0020360</text:p>
          </table:table-cell>
          <table:table-cell office:value-type="float" office:value="0.005834">
            <text:p>0.005834</text:p>
          </table:table-cell>
          <table:table-cell office:value-type="float" office:value="1785.6">
            <text:p>1785.60</text:p>
          </table:table-cell>
          <table:table-cell office:value-type="float" office:value="2293">
            <text:p>2293.0</text:p>
          </table:table-cell>
          <table:table-cell office:value-type="float" office:value="1826.3">
            <text:p>1826.30</text:p>
          </table:table-cell>
          <table:table-cell office:value-type="float" office:value="583.4">
            <text:p>583.4</text:p>
          </table:table-cell>
          <table:table-cell office:value-type="float" office:value="2409.7">
            <text:p>2409.7</text:p>
          </table:table-cell>
          <table:table-cell office:value-type="float" office:value="4.0139">
            <text:p>4.0139</text:p>
          </table:table-cell>
          <table:table-cell office:value-type="float" office:value="4.9269">
            <text:p>4.9269</text:p>
          </table:table-cell>
        </table:table-row>
        <table:table-row table:style-name="ro1">
          <table:table-cell office:value-type="float" office:value="220.9">
            <text:p>220.9</text:p>
          </table:table-cell>
          <table:table-cell office:value-type="float" office:value="374.1">
            <text:p>374.1</text:p>
          </table:table-cell>
          <table:table-cell office:value-type="float" office:value="0.003155">
            <text:p>0.0031550</text:p>
          </table:table-cell>
          <table:table-cell office:value-type="float" office:value="0.003155">
            <text:p>0.003155</text:p>
          </table:table-cell>
          <table:table-cell office:value-type="float" office:value="2029.6">
            <text:p>2029.60</text:p>
          </table:table-cell>
          <table:table-cell office:value-type="float" office:value="2029.6">
            <text:p>2029.6</text:p>
          </table:table-cell>
          <table:table-cell office:value-type="float" office:value="2099.3">
            <text:p>2099.30</text:p>
          </table:table-cell>
          <table:table-cell office:value-type="float" office:value="0">
            <text:p>0.0</text:p>
          </table:table-cell>
          <table:table-cell office:value-type="float" office:value="2099.3">
            <text:p>2099.3</text:p>
          </table:table-cell>
          <table:table-cell table:number-columns-repeated="2" office:value-type="float" office:value="4.4298">
            <text:p>4.4298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120">
          <table:table-cell table:number-columns-repeated="2"/>
          <table:table-cell table:style-name="Default"/>
          <table:table-cell/>
          <table:table-cell table:style-name="Default" table:number-columns-repeated="7"/>
        </table:table-row>
        <table:table-row table:style-name="ro1" table:number-rows-repeated="10483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20:37:28</dc:date>
    <meta:generator>LibreOffice/3.5$Linux_X86_64 LibreOffice_project/350m1$Build-2</meta:generator>
    <meta:editing-duration>PT4H10M38S</meta:editing-duration>
    <meta:editing-cycles>20</meta:editing-cycles>
    <meta:document-statistic meta:table-count="1" meta:cell-count="1320" meta:object-count="0"/>
  </office:meta>
</office:document-meta>
</file>